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pt"/>
    </style:style>
    <style:style style:name="co2" style:family="table-column">
      <style:table-column-properties fo:break-before="auto" style:column-width="55.25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23.56pt"/>
    </style:style>
    <style:style style:name="co5" style:family="table-column">
      <style:table-column-properties fo:break-before="auto" style:column-width="25.99pt"/>
    </style:style>
    <style:style style:name="co6" style:family="table-column">
      <style:table-column-properties fo:break-before="auto" style:column-width="36.54pt"/>
    </style:style>
    <style:style style:name="co7" style:family="table-column">
      <style:table-column-properties fo:break-before="auto" style:column-width="49.55pt"/>
    </style:style>
    <style:style style:name="co8" style:family="table-column">
      <style:table-column-properties fo:break-before="auto" style:column-width="27.61pt"/>
    </style:style>
    <style:style style:name="co9" style:family="table-column">
      <style:table-column-properties fo:break-before="auto" style:column-width="26.79pt"/>
    </style:style>
    <style:style style:name="co10" style:family="table-column">
      <style:table-column-properties fo:break-before="auto" style:column-width="25.9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ackground-color="transparent" fo:border="none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ba131a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1" style:family="table-cell" style:parent-style-name="gray">
      <style:table-cell-properties fo:border-bottom="none" fo:background-color="transparent" fo:border-left="none" fo:border-right="none" fo:border-top="0.06pt solid #000000"/>
      <style:map style:condition="is-true-formula(MOD(ROW();2))" style:apply-style-name="gray" style:base-cell-address="'out-multiGWAS-scoresTable-best'.B3"/>
    </style:style>
    <style:style style:name="ce22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4"/>
    </style:style>
    <style:style style:name="ce27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5"/>
    </style:style>
    <style:style style:name="ce38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6"/>
    </style:style>
    <style:style style:name="ce39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7"/>
    </style:style>
    <style:style style:name="ce44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9"/>
    </style:style>
    <style:style style:name="ce46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0"/>
    </style:style>
    <style:style style:name="ce13" style:family="table-cell" style:parent-style-name="gray">
      <style:table-cell-properties fo:border-bottom="0.99pt groove #000000" fo:background-color="transparent" fo:border-left="none" fo:border-right="none" fo:border-top="none"/>
      <style:text-properties style:use-window-font-color="true"/>
    </style:style>
    <style:style style:name="ce55" style:family="table-cell" style:parent-style-name="gray">
      <style:table-cell-properties fo:border-bottom="none" fo:background-color="#fcd4d1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56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61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14"/>
    </style:style>
    <style:style style:name="ce62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67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69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70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9"/>
    </style:style>
    <style:style style:name="ce24" style:family="table-cell" style:parent-style-name="gray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85" style:family="table-cell" style:parent-style-name="gray">
      <style:table-cell-properties fo:border-bottom="none" fo:background-color="transparent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86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91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93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94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108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27"/>
    </style:style>
    <style:style style:name="ce109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28"/>
    </style:style>
    <style:style style:name="ce35" style:family="table-cell" style:parent-style-name="gray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B29"/>
    </style:style>
    <style:style style:name="ce130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131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1"/>
    </style:style>
    <style:style style:name="ce135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2"/>
    </style:style>
    <style:style style:name="ce136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3"/>
    </style:style>
    <style:style style:name="ce137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4"/>
    </style:style>
    <style:style style:name="ce138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5"/>
    </style:style>
    <style:style style:name="ce139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37"/>
    </style:style>
    <style:style style:name="ce141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38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4" style:family="table-cell" style:parent-style-name="gray">
      <style:table-cell-properties fo:border-bottom="none" fo:background-color="transparent" fo:border-left="none" fo:border-right="none" fo:border-top="0.06pt solid #000000"/>
      <style:map style:condition="is-true-formula(MOD(ROW();2))" style:apply-style-name="gray" style:base-cell-address="'out-multiGWAS-scoresTable-best'.C3"/>
    </style:style>
    <style:style style:name="ce145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C4"/>
    </style:style>
    <style:style style:name="ce146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C5"/>
    </style:style>
    <style:style style:name="ce147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C6"/>
    </style:style>
    <style:style style:name="ce148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C7"/>
    </style:style>
    <style:style style:name="ce149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C9"/>
    </style:style>
    <style:style style:name="ce150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C10"/>
    </style:style>
    <style:style style:name="ce64" style:family="table-cell" style:parent-style-name="gray">
      <style:table-cell-properties fo:border-bottom="0.99pt groove #000000" fo:background-color="transparent" fo:border-left="none" fo:border-right="none" fo:border-top="none"/>
      <style:text-properties style:use-window-font-color="true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ba131a"/>
    </style:style>
    <style:style style:name="ce153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55" style:family="table-cell" style:parent-style-name="gray" style:data-style-name="N2">
      <style:table-cell-properties fo:border-bottom="none" fo:background-color="transparent" fo:border-left="none" fo:border-right="none" fo:border-top="0.06pt solid #000000"/>
      <style:map style:condition="is-true-formula(MOD(ROW();2))" style:apply-style-name="gray" style:base-cell-address="'out-multiGWAS-scoresTable-best'.C3"/>
    </style:style>
    <style:style style:name="ce156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C4"/>
    </style:style>
    <style:style style:name="ce157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C5"/>
    </style:style>
    <style:style style:name="ce158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C6"/>
    </style:style>
    <style:style style:name="ce159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C7"/>
    </style:style>
    <style:style style:name="ce160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C9"/>
    </style:style>
    <style:style style:name="ce161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C10"/>
    </style:style>
    <style:style style:name="ce79" style:family="table-cell" style:parent-style-name="gray" style:data-style-name="N2">
      <style:table-cell-properties fo:border-bottom="0.99pt groove #000000" fo:background-color="transparent" fo:border-left="none" fo:border-right="none" fo:border-top="none"/>
      <style:text-properties style:use-window-font-color="true"/>
    </style:style>
    <style:style style:name="ce163" style:family="table-cell" style:parent-style-name="gray" style:data-style-name="N2">
      <style:table-cell-properties fo:border-bottom="none" fo:background-color="#fcd4d1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164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165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14"/>
    </style:style>
    <style:style style:name="ce166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167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168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169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9"/>
    </style:style>
    <style:style style:name="ce89" style:family="table-cell" style:parent-style-name="gray" style:data-style-name="N2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171" style:family="table-cell" style:parent-style-name="gray" style:data-style-name="N2">
      <style:table-cell-properties fo:border-bottom="none" fo:background-color="transparent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172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173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174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177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21"/>
    </style:style>
    <style:style style:name="ce178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27"/>
    </style:style>
    <style:style style:name="ce179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28"/>
    </style:style>
    <style:style style:name="ce101" style:family="table-cell" style:parent-style-name="gray" style:data-style-name="N2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B29"/>
    </style:style>
    <style:style style:name="ce181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12"/>
    </style:style>
    <style:style style:name="ce182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1"/>
    </style:style>
    <style:style style:name="ce183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2"/>
    </style:style>
    <style:style style:name="ce184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3"/>
    </style:style>
    <style:style style:name="ce185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4"/>
    </style:style>
    <style:style style:name="ce186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B35"/>
    </style:style>
    <style:style style:name="ce187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37"/>
    </style:style>
    <style:style style:name="ce188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B38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1" style:family="table-cell" style:parent-style-name="gray">
      <style:table-cell-properties fo:border-bottom="none" fo:background-color="transparent" fo:border-left="none" fo:border-right="none" fo:border-top="0.06pt solid #000000"/>
      <style:map style:condition="is-true-formula(MOD(ROW();2))" style:apply-style-name="gray" style:base-cell-address="'out-multiGWAS-scoresTable-best'.E3"/>
    </style:style>
    <style:style style:name="ce192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4"/>
    </style:style>
    <style:style style:name="ce193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5"/>
    </style:style>
    <style:style style:name="ce194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6"/>
    </style:style>
    <style:style style:name="ce195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7"/>
    </style:style>
    <style:style style:name="ce196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9"/>
    </style:style>
    <style:style style:name="ce198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0"/>
    </style:style>
    <style:style style:name="ce123" style:family="table-cell" style:parent-style-name="gray">
      <style:table-cell-properties fo:border-bottom="0.99pt groove #000000" fo:background-color="transparent" fo:border-left="none" fo:border-right="none" fo:border-top="none"/>
      <style:text-properties style:use-window-font-color="true"/>
    </style:style>
    <style:style style:name="ce200" style:family="table-cell" style:parent-style-name="gray">
      <style:table-cell-properties fo:border-bottom="none" fo:background-color="#fcd4d1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01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02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14"/>
    </style:style>
    <style:style style:name="ce203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04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05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06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9"/>
    </style:style>
    <style:style style:name="ce133" style:family="table-cell" style:parent-style-name="gray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08" style:family="table-cell" style:parent-style-name="gray">
      <style:table-cell-properties fo:border-bottom="none" fo:background-color="transparent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209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210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211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212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213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27"/>
    </style:style>
    <style:style style:name="ce214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8"/>
    </style:style>
    <style:style style:name="ce176" style:family="table-cell" style:parent-style-name="gray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E29"/>
    </style:style>
    <style:style style:name="ce216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17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1"/>
    </style:style>
    <style:style style:name="ce218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2"/>
    </style:style>
    <style:style style:name="ce219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3"/>
    </style:style>
    <style:style style:name="ce220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4"/>
    </style:style>
    <style:style style:name="ce221" style:family="table-cell" style:parent-style-name="gray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5"/>
    </style:style>
    <style:style style:name="ce222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37"/>
    </style:style>
    <style:style style:name="ce223" style:family="table-cell" style:parent-style-name="gray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38"/>
    </style:style>
    <style:style style:name="ce7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color="#ba131a"/>
    </style:style>
    <style:style style:name="ce225" style:family="table-cell" style:parent-style-name="Default" style:data-style-name="N122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26" style:family="table-cell" style:parent-style-name="gray" style:data-style-name="N122">
      <style:table-cell-properties fo:border-bottom="none" fo:background-color="transparent" fo:border-left="none" fo:border-right="none" fo:border-top="0.06pt solid #000000"/>
      <style:map style:condition="is-true-formula(MOD(ROW();2))" style:apply-style-name="gray" style:base-cell-address="'out-multiGWAS-scoresTable-best'.E3"/>
    </style:style>
    <style:style style:name="ce227" style:family="table-cell" style:parent-style-name="gray" style:data-style-name="N12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4"/>
    </style:style>
    <style:style style:name="ce228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5"/>
    </style:style>
    <style:style style:name="ce229" style:family="table-cell" style:parent-style-name="gray" style:data-style-name="N12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6"/>
    </style:style>
    <style:style style:name="ce230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7"/>
    </style:style>
    <style:style style:name="ce231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9"/>
    </style:style>
    <style:style style:name="ce232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0"/>
    </style:style>
    <style:style style:name="ce251" style:family="table-cell" style:parent-style-name="gray" style:data-style-name="N122">
      <style:table-cell-properties fo:border-bottom="0.99pt groove #000000" fo:background-color="transparent" fo:border-left="none" fo:border-right="none" fo:border-top="none"/>
      <style:text-properties style:use-window-font-color="true"/>
    </style:style>
    <style:style style:name="ce234" style:family="table-cell" style:parent-style-name="gray" style:data-style-name="N122">
      <style:table-cell-properties fo:border-bottom="none" fo:background-color="#fcd4d1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35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36" style:family="table-cell" style:parent-style-name="gray" style:data-style-name="N12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14"/>
    </style:style>
    <style:style style:name="ce246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285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59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60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9"/>
    </style:style>
    <style:style style:name="ce259" style:family="table-cell" style:parent-style-name="gray" style:data-style-name="N122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62" style:family="table-cell" style:parent-style-name="gray" style:data-style-name="N122">
      <style:table-cell-properties fo:border-bottom="none" fo:background-color="transparent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363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364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365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366" style:family="table-cell" style:parent-style-name="gray" style:data-style-name="N12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367" style:family="table-cell" style:parent-style-name="gray" style:data-style-name="N12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27"/>
    </style:style>
    <style:style style:name="ce368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8"/>
    </style:style>
    <style:style style:name="ce267" style:family="table-cell" style:parent-style-name="gray" style:data-style-name="N122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E29"/>
    </style:style>
    <style:style style:name="ce370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71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1"/>
    </style:style>
    <style:style style:name="ce372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2"/>
    </style:style>
    <style:style style:name="ce373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3"/>
    </style:style>
    <style:style style:name="ce374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4"/>
    </style:style>
    <style:style style:name="ce375" style:family="table-cell" style:parent-style-name="gray" style:data-style-name="N12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5"/>
    </style:style>
    <style:style style:name="ce376" style:family="table-cell" style:parent-style-name="gray" style:data-style-name="N12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37"/>
    </style:style>
    <style:style style:name="ce377" style:family="table-cell" style:parent-style-name="gray" style:data-style-name="N12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38"/>
    </style:style>
    <style:style style:name="ce284" style:family="table-cell" style:parent-style-name="Default" style:data-style-name="N122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380" style:family="table-cell" style:parent-style-name="gray" style:data-style-name="N2">
      <style:table-cell-properties fo:border-bottom="none" fo:background-color="transparent" fo:border-left="none" fo:border-right="none" fo:border-top="0.06pt solid #000000"/>
      <style:map style:condition="is-true-formula(MOD(ROW();2))" style:apply-style-name="gray" style:base-cell-address="'out-multiGWAS-scoresTable-best'.E3"/>
    </style:style>
    <style:style style:name="ce381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4"/>
    </style:style>
    <style:style style:name="ce382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5"/>
    </style:style>
    <style:style style:name="ce383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6"/>
    </style:style>
    <style:style style:name="ce384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7"/>
    </style:style>
    <style:style style:name="ce385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9"/>
    </style:style>
    <style:style style:name="ce386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0"/>
    </style:style>
    <style:style style:name="ce287" style:family="table-cell" style:parent-style-name="gray" style:data-style-name="N2">
      <style:table-cell-properties fo:border-bottom="0.99pt groove #000000" fo:background-color="transparent" fo:border-left="none" fo:border-right="none" fo:border-top="none"/>
      <style:text-properties style:use-window-font-color="true"/>
    </style:style>
    <style:style style:name="ce388" style:family="table-cell" style:parent-style-name="gray" style:data-style-name="N2">
      <style:table-cell-properties fo:border-bottom="none" fo:background-color="#fcd4d1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89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90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14"/>
    </style:style>
    <style:style style:name="ce391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92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93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94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9"/>
    </style:style>
    <style:style style:name="ce295" style:family="table-cell" style:parent-style-name="gray" style:data-style-name="N2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396" style:family="table-cell" style:parent-style-name="gray" style:data-style-name="N2">
      <style:table-cell-properties fo:border-bottom="none" fo:background-color="transparent" fo:border-left="none" fo:border-right="none" fo:border-top="0.06pt solid #000000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397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398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399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400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21"/>
    </style:style>
    <style:style style:name="ce401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27"/>
    </style:style>
    <style:style style:name="ce402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28"/>
    </style:style>
    <style:style style:name="ce303" style:family="table-cell" style:parent-style-name="gray" style:data-style-name="N2">
      <style:table-cell-properties fo:border-bottom="0.99pt groove #000000" fo:background-color="transparent" fo:border-left="none" fo:border-right="none" fo:border-top="none"/>
      <style:text-properties style:use-window-font-color="true"/>
      <style:map style:condition="is-true-formula(MOD(ROW();2))" style:apply-style-name="gray" style:base-cell-address="'out-multiGWAS-scoresTable-best'.E29"/>
    </style:style>
    <style:style style:name="ce404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12"/>
    </style:style>
    <style:style style:name="ce405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1"/>
    </style:style>
    <style:style style:name="ce406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2"/>
    </style:style>
    <style:style style:name="ce407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3"/>
    </style:style>
    <style:style style:name="ce408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4"/>
    </style:style>
    <style:style style:name="ce409" style:family="table-cell" style:parent-style-name="gray" style:data-style-name="N2">
      <style:table-cell-properties fo:background-color="transparent" fo:border="none"/>
      <style:text-properties style:use-window-font-color="true"/>
      <style:map style:condition="is-true-formula(MOD(ROW();2))" style:apply-style-name="gray" style:base-cell-address="'out-multiGWAS-scoresTable-best'.E35"/>
    </style:style>
    <style:style style:name="ce410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37"/>
    </style:style>
    <style:style style:name="ce411" style:family="table-cell" style:parent-style-name="gray" style:data-style-name="N2">
      <style:table-cell-properties fo:background-color="#fcd4d1" fo:border="none"/>
      <style:text-properties style:use-window-font-color="true"/>
      <style:map style:condition="is-true-formula(MOD(ROW();2))" style:apply-style-name="gray" style:base-cell-address="'out-multiGWAS-scoresTable-best'.E38"/>
    </style:style>
    <style:style style:name="ce412" style:family="table-cell" style:parent-style-name="gray" style:data-style-name="N100">
      <style:table-cell-properties fo:border-bottom="none" fo:background-color="transparent" fo:border-left="none" fo:border-right="none" fo:border-top="0.06pt solid #000000"/>
      <style:map style:condition="is-true-formula(MOD(ROW();2))" style:apply-style-name="gray" style:base-cell-address="'out-multiGWAS-scoresTable-best'.E3"/>
    </style:style>
    <style:style style:name="ce413" style:family="table-cell" style:parent-style-name="gray" style:data-style-name="N100">
      <style:table-cell-properties fo:background-color="#fcd4d1" fo:border="none"/>
      <style:text-properties fo:color="#ed1c24"/>
      <style:map style:condition="is-true-formula(MOD(ROW();2))" style:apply-style-name="gray" style:base-cell-address="'out-multiGWAS-scoresTable-best'.E4"/>
    </style:style>
    <style:style style:name="ce414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5"/>
    </style:style>
    <style:style style:name="ce415" style:family="table-cell" style:parent-style-name="gray" style:data-style-name="N100">
      <style:table-cell-properties fo:background-color="#fcd4d1" fo:border="none"/>
      <style:text-properties fo:color="#ed1c24"/>
      <style:map style:condition="is-true-formula(MOD(ROW();2))" style:apply-style-name="gray" style:base-cell-address="'out-multiGWAS-scoresTable-best'.E6"/>
    </style:style>
    <style:style style:name="ce416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7"/>
    </style:style>
    <style:style style:name="ce417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9"/>
    </style:style>
    <style:style style:name="ce418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10"/>
    </style:style>
    <style:style style:name="ce319" style:family="table-cell" style:parent-style-name="gray" style:data-style-name="N100">
      <style:table-cell-properties fo:border-bottom="0.99pt groove #000000" fo:background-color="transparent" fo:border-left="none" fo:border-right="none" fo:border-top="none"/>
    </style:style>
    <style:style style:name="ce420" style:family="table-cell" style:parent-style-name="gray" style:data-style-name="N100">
      <style:table-cell-properties fo:border-bottom="none" fo:background-color="#fcd4d1" fo:border-left="none" fo:border-right="none" fo:border-top="0.06pt solid #000000"/>
      <style:text-properties fo:color="#ed1c24"/>
      <style:map style:condition="is-true-formula(MOD(ROW();2))" style:apply-style-name="gray" style:base-cell-address="'out-multiGWAS-scoresTable-best'.E12"/>
    </style:style>
    <style:style style:name="ce421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12"/>
    </style:style>
    <style:style style:name="ce422" style:family="table-cell" style:parent-style-name="gray" style:data-style-name="N100">
      <style:table-cell-properties fo:background-color="#fcd4d1" fo:border="none"/>
      <style:text-properties fo:color="#ed1c24"/>
      <style:map style:condition="is-true-formula(MOD(ROW();2))" style:apply-style-name="gray" style:base-cell-address="'out-multiGWAS-scoresTable-best'.E14"/>
    </style:style>
    <style:style style:name="ce423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12"/>
    </style:style>
    <style:style style:name="ce424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12"/>
    </style:style>
    <style:style style:name="ce425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12"/>
    </style:style>
    <style:style style:name="ce426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19"/>
    </style:style>
    <style:style style:name="ce327" style:family="table-cell" style:parent-style-name="gray" style:data-style-name="N100">
      <style:table-cell-properties fo:border-bottom="0.99pt groove #000000" fo:background-color="transparent" fo:border-left="none" fo:border-right="none" fo:border-top="none"/>
      <style:text-properties fo:color="#ed1c24"/>
      <style:map style:condition="is-true-formula(MOD(ROW();2))" style:apply-style-name="gray" style:base-cell-address="'out-multiGWAS-scoresTable-best'.E12"/>
    </style:style>
    <style:style style:name="ce428" style:family="table-cell" style:parent-style-name="gray" style:data-style-name="N100">
      <style:table-cell-properties fo:border-bottom="none" fo:background-color="transparent" fo:border-left="none" fo:border-right="none" fo:border-top="0.06pt solid #000000"/>
      <style:map style:condition="is-true-formula(MOD(ROW();2))" style:apply-style-name="gray" style:base-cell-address="'out-multiGWAS-scoresTable-best'.E21"/>
    </style:style>
    <style:style style:name="ce429" style:family="table-cell" style:parent-style-name="gray" style:data-style-name="N100">
      <style:table-cell-properties fo:background-color="transparent" fo:border="none"/>
      <style:text-properties fo:color="#ed1c24"/>
      <style:map style:condition="is-true-formula(MOD(ROW();2))" style:apply-style-name="gray" style:base-cell-address="'out-multiGWAS-scoresTable-best'.E21"/>
    </style:style>
    <style:style style:name="ce430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21"/>
    </style:style>
    <style:style style:name="ce431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21"/>
    </style:style>
    <style:style style:name="ce432" style:family="table-cell" style:parent-style-name="gray" style:data-style-name="N100">
      <style:table-cell-properties fo:background-color="#fcd4d1" fo:border="none"/>
      <style:text-properties fo:color="#ed1c24"/>
      <style:map style:condition="is-true-formula(MOD(ROW();2))" style:apply-style-name="gray" style:base-cell-address="'out-multiGWAS-scoresTable-best'.E21"/>
    </style:style>
    <style:style style:name="ce433" style:family="table-cell" style:parent-style-name="gray" style:data-style-name="N100">
      <style:table-cell-properties fo:background-color="#fcd4d1" fo:border="none"/>
      <style:map style:condition="is-true-formula(MOD(ROW();2))" style:apply-style-name="gray" style:base-cell-address="'out-multiGWAS-scoresTable-best'.E27"/>
    </style:style>
    <style:style style:name="ce434" style:family="table-cell" style:parent-style-name="gray" style:data-style-name="N100">
      <style:table-cell-properties fo:background-color="transparent" fo:border="none"/>
      <style:text-properties fo:color="#ed1c24"/>
      <style:map style:condition="is-true-formula(MOD(ROW();2))" style:apply-style-name="gray" style:base-cell-address="'out-multiGWAS-scoresTable-best'.E28"/>
    </style:style>
    <style:style style:name="ce335" style:family="table-cell" style:parent-style-name="gray" style:data-style-name="N100">
      <style:table-cell-properties fo:border-bottom="0.99pt groove #000000" fo:background-color="transparent" fo:border-left="none" fo:border-right="none" fo:border-top="none"/>
      <style:map style:condition="is-true-formula(MOD(ROW();2))" style:apply-style-name="gray" style:base-cell-address="'out-multiGWAS-scoresTable-best'.E29"/>
    </style:style>
    <style:style style:name="ce436" style:family="table-cell" style:parent-style-name="gray" style:data-style-name="N100">
      <style:table-cell-properties fo:background-color="transparent" fo:border="none"/>
      <style:text-properties fo:color="#ed1c24"/>
      <style:map style:condition="is-true-formula(MOD(ROW();2))" style:apply-style-name="gray" style:base-cell-address="'out-multiGWAS-scoresTable-best'.E12"/>
    </style:style>
    <style:style style:name="ce437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31"/>
    </style:style>
    <style:style style:name="ce438" style:family="table-cell" style:parent-style-name="gray" style:data-style-name="N100">
      <style:table-cell-properties fo:background-color="transparent" fo:border="none"/>
      <style:text-properties fo:color="#ed1c24"/>
      <style:map style:condition="is-true-formula(MOD(ROW();2))" style:apply-style-name="gray" style:base-cell-address="'out-multiGWAS-scoresTable-best'.E32"/>
    </style:style>
    <style:style style:name="ce439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33"/>
    </style:style>
    <style:style style:name="ce440" style:family="table-cell" style:parent-style-name="gray" style:data-style-name="N100">
      <style:table-cell-properties fo:background-color="transparent" fo:border="none"/>
      <style:text-properties fo:color="#ed1c24"/>
      <style:map style:condition="is-true-formula(MOD(ROW();2))" style:apply-style-name="gray" style:base-cell-address="'out-multiGWAS-scoresTable-best'.E34"/>
    </style:style>
    <style:style style:name="ce441" style:family="table-cell" style:parent-style-name="gray" style:data-style-name="N100">
      <style:table-cell-properties fo:background-color="transparent" fo:border="none"/>
      <style:map style:condition="is-true-formula(MOD(ROW();2))" style:apply-style-name="gray" style:base-cell-address="'out-multiGWAS-scoresTable-best'.E35"/>
    </style:style>
    <style:style style:name="ce442" style:family="table-cell" style:parent-style-name="gray" style:data-style-name="N100">
      <style:table-cell-properties fo:background-color="#fcd4d1" fo:border="none"/>
      <style:map style:condition="is-true-formula(MOD(ROW();2))" style:apply-style-name="gray" style:base-cell-address="'out-multiGWAS-scoresTable-best'.E37"/>
    </style:style>
    <style:style style:name="ce443" style:family="table-cell" style:parent-style-name="gray" style:data-style-name="N100">
      <style:table-cell-properties fo:background-color="#fcd4d1" fo:border="none"/>
      <style:text-properties fo:color="#ed1c24"/>
      <style:map style:condition="is-true-formula(MOD(ROW();2))" style:apply-style-name="gray" style:base-cell-address="'out-multiGWAS-scoresTable-best'.E38"/>
    </style:style>
    <style:style style:name="ce444" style:family="table-cell" style:parent-style-name="Default">
      <style:table-cell-properties fo:background-color="transparent"/>
    </style:style>
    <style:style style:name="ce44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46" style:family="table-cell" style:parent-style-name="Default">
      <style:table-cell-properties fo:border-bottom="0.99pt groove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47" style:family="table-cell" style:parent-style-name="Default">
      <style:table-cell-properties fo:border-bottom="0.99pt groove #000000" fo:background-color="transparen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ut-multiGWAS-scoresTable-best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50"/>
        <table:table-column table:style-name="co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97"/>
        <table:table-column table:style-name="co8" table:default-cell-style-name="ce50"/>
        <table:table-column table:style-name="co9" table:default-cell-style-name="ce50"/>
        <table:table-column table:style-name="co10" table:default-cell-style-name="ce25"/>
        <table:table-column table:style-name="co11" table:number-columns-repeated="1013" table:default-cell-style-name="Default"/>
        <table:table-row table:style-name="ro1">
          <table:table-cell/>
          <table:table-cell table:style-name="ce1" table:number-columns-repeated="2"/>
          <table:table-cell table:style-name="ce26"/>
          <table:table-cell table:style-name="ce1" table:number-columns-repeated="3"/>
          <table:table-cell table:style-name="ce73"/>
          <table:table-cell table:style-name="ce26" table:number-columns-repeated="2"/>
          <table:table-cell table:style-name="ce1"/>
          <table:table-cell table:number-columns-repeated="4"/>
          <table:table-cell table:style-name="ce25"/>
          <table:table-cell table:number-columns-repeated="1008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19" office:value-type="string" calcext:value-type="string">
            <text:p>MODEL</text:p>
          </table:table-cell>
          <table:table-cell table:style-name="ce153" office:value-type="string" calcext:value-type="string">
            <text:p>GC</text:p>
          </table:table-cell>
          <table:table-cell table:style-name="ce19" office:value-type="string" calcext:value-type="string">
            <text:p>SNP</text:p>
          </table:table-cell>
          <table:table-cell table:style-name="ce19" office:value-type="string" calcext:value-type="string">
            <text:p>CHR</text:p>
          </table:table-cell>
          <table:table-cell table:style-name="ce19" office:value-type="string" calcext:value-type="string">
            <text:p>POS</text:p>
          </table:table-cell>
          <table:table-cell table:style-name="ce225" office:value-type="string" calcext:value-type="string">
            <text:p>PVALUE</text:p>
          </table:table-cell>
          <table:table-cell table:style-name="ce153" office:value-type="string" calcext:value-type="string">
            <text:p>SCR</text:p>
          </table:table-cell>
          <table:table-cell table:style-name="ce153" office:value-type="string" calcext:value-type="string">
            <text:p>THR</text:p>
          </table:table-cell>
          <table:table-cell table:style-name="ce19" office:value-type="string" calcext:value-type="string">
            <text:p>SGN</text:p>
          </table:table-cell>
          <table:table-cell table:number-columns-repeated="4"/>
          <table:table-cell table:style-name="ce25"/>
          <table:table-cell table:number-columns-repeated="1008"/>
        </table:table-row>
        <table:table-row table:style-name="ro2">
          <table:table-cell table:style-name="ce2"/>
          <table:table-cell table:style-name="ce21" office:value-type="string" calcext:value-type="string">
            <text:p>GWASpoly</text:p>
          </table:table-cell>
          <table:table-cell table:style-name="ce144" office:value-type="string" calcext:value-type="string">
            <text:p>additive</text:p>
          </table:table-cell>
          <table:table-cell table:style-name="ce155" office:value-type="float" office:value="0.961" calcext:value-type="float">
            <text:p>0.96</text:p>
          </table:table-cell>
          <table:table-cell table:style-name="ce191" office:value-type="string" calcext:value-type="string">
            <text:p>c2_25471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48808" calcext:value-type="float">
            <text:p>48808</text:p>
          </table:table-cell>
          <table:table-cell table:style-name="ce226" office:value-type="float" office:value="0.000002" calcext:value-type="float">
            <text:p>0.000002</text:p>
          </table:table-cell>
          <table:table-cell table:style-name="ce380" office:value-type="float" office:value="5.67" calcext:value-type="float">
            <text:p>5.67</text:p>
          </table:table-cell>
          <table:table-cell table:style-name="ce380" office:value-type="float" office:value="4.5" calcext:value-type="float">
            <text:p>4.50</text:p>
          </table:table-cell>
          <table:table-cell table:style-name="ce412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22" office:value-type="string" calcext:value-type="string">
            <text:p>GWASpoly</text:p>
          </table:table-cell>
          <table:table-cell table:style-name="ce145" office:value-type="string" calcext:value-type="string">
            <text:p>additive</text:p>
          </table:table-cell>
          <table:table-cell table:style-name="ce156" office:value-type="float" office:value="0.961" calcext:value-type="float">
            <text:p>0.96</text:p>
          </table:table-cell>
          <table:table-cell table:style-name="ce192" office:value-type="string" calcext:value-type="string">
            <text:p>c2_45611</text:p>
          </table:table-cell>
          <table:table-cell table:style-name="ce192" office:value-type="float" office:value="10" calcext:value-type="float">
            <text:p>10</text:p>
          </table:table-cell>
          <table:table-cell table:style-name="ce192" office:value-type="float" office:value="48203" calcext:value-type="float">
            <text:p>48203</text:p>
          </table:table-cell>
          <table:table-cell table:style-name="ce227" office:value-type="float" office:value="0.000003" calcext:value-type="float">
            <text:p>0.000003</text:p>
          </table:table-cell>
          <table:table-cell table:style-name="ce381" office:value-type="float" office:value="5.51" calcext:value-type="float">
            <text:p>5.51</text:p>
          </table:table-cell>
          <table:table-cell table:style-name="ce381" office:value-type="float" office:value="4.5" calcext:value-type="float">
            <text:p>4.50</text:p>
          </table:table-cell>
          <table:table-cell table:style-name="ce413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27" office:value-type="string" calcext:value-type="string">
            <text:p>GWASpoly</text:p>
          </table:table-cell>
          <table:table-cell table:style-name="ce146" office:value-type="string" calcext:value-type="string">
            <text:p>additive</text:p>
          </table:table-cell>
          <table:table-cell table:style-name="ce157" office:value-type="float" office:value="0.961" calcext:value-type="float">
            <text:p>0.96</text:p>
          </table:table-cell>
          <table:table-cell table:style-name="ce193" office:value-type="string" calcext:value-type="string">
            <text:p>c1_8019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48863" calcext:value-type="float">
            <text:p>48863</text:p>
          </table:table-cell>
          <table:table-cell table:style-name="ce228" office:value-type="float" office:value="0.000005" calcext:value-type="float">
            <text:p>0.000005</text:p>
          </table:table-cell>
          <table:table-cell table:style-name="ce382" office:value-type="float" office:value="5.27" calcext:value-type="float">
            <text:p>5.27</text:p>
          </table:table-cell>
          <table:table-cell table:style-name="ce382" office:value-type="float" office:value="4.5" calcext:value-type="float">
            <text:p>4.50</text:p>
          </table:table-cell>
          <table:table-cell table:style-name="ce414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38" office:value-type="string" calcext:value-type="string">
            <text:p>GWASpoly</text:p>
          </table:table-cell>
          <table:table-cell table:style-name="ce147" office:value-type="string" calcext:value-type="string">
            <text:p>additive</text:p>
          </table:table-cell>
          <table:table-cell table:style-name="ce158" office:value-type="float" office:value="0.961" calcext:value-type="float">
            <text:p>0.96</text:p>
          </table:table-cell>
          <table:table-cell table:style-name="ce194" office:value-type="string" calcext:value-type="string">
            <text:p>c2_45606</text:p>
          </table:table-cell>
          <table:table-cell table:style-name="ce194" office:value-type="float" office:value="10" calcext:value-type="float">
            <text:p>10</text:p>
          </table:table-cell>
          <table:table-cell table:style-name="ce194" office:value-type="float" office:value="48218" calcext:value-type="float">
            <text:p>48218</text:p>
          </table:table-cell>
          <table:table-cell table:style-name="ce229" office:value-type="float" office:value="0.000021" calcext:value-type="float">
            <text:p>0.000021</text:p>
          </table:table-cell>
          <table:table-cell table:style-name="ce383" office:value-type="float" office:value="4.68" calcext:value-type="float">
            <text:p>4.68</text:p>
          </table:table-cell>
          <table:table-cell table:style-name="ce383" office:value-type="float" office:value="4.5" calcext:value-type="float">
            <text:p>4.50</text:p>
          </table:table-cell>
          <table:table-cell table:style-name="ce415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39" office:value-type="string" calcext:value-type="string">
            <text:p>GWASpoly</text:p>
          </table:table-cell>
          <table:table-cell table:style-name="ce148" office:value-type="string" calcext:value-type="string">
            <text:p>additive</text:p>
          </table:table-cell>
          <table:table-cell table:style-name="ce159" office:value-type="float" office:value="0.961" calcext:value-type="float">
            <text:p>0.96</text:p>
          </table:table-cell>
          <table:table-cell table:style-name="ce195" office:value-type="string" calcext:value-type="string">
            <text:p>c2_22188</text:p>
          </table:table-cell>
          <table:table-cell table:style-name="ce195" office:value-type="float" office:value="11" calcext:value-type="float">
            <text:p>11</text:p>
          </table:table-cell>
          <table:table-cell table:style-name="ce195" office:value-type="float" office:value="40777" calcext:value-type="float">
            <text:p>40777</text:p>
          </table:table-cell>
          <table:table-cell table:style-name="ce230" office:value-type="float" office:value="0.00005" calcext:value-type="float">
            <text:p>0.000050</text:p>
          </table:table-cell>
          <table:table-cell table:style-name="ce384" office:value-type="float" office:value="4.3" calcext:value-type="float">
            <text:p>4.30</text:p>
          </table:table-cell>
          <table:table-cell table:style-name="ce384" office:value-type="float" office:value="4.5" calcext:value-type="float">
            <text:p>4.50</text:p>
          </table:table-cell>
          <table:table-cell table:style-name="ce416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39" office:value-type="string" calcext:value-type="string">
            <text:p>GWASpoly</text:p>
          </table:table-cell>
          <table:table-cell table:style-name="ce148" office:value-type="string" calcext:value-type="string">
            <text:p>additive</text:p>
          </table:table-cell>
          <table:table-cell table:style-name="ce159" office:value-type="float" office:value="0.961" calcext:value-type="float">
            <text:p>0.96</text:p>
          </table:table-cell>
          <table:table-cell table:style-name="ce195" office:value-type="string" calcext:value-type="string">
            <text:p>c2_549</text:p>
          </table:table-cell>
          <table:table-cell table:style-name="ce195" office:value-type="float" office:value="9" calcext:value-type="float">
            <text:p>9</text:p>
          </table:table-cell>
          <table:table-cell table:style-name="ce195" office:value-type="float" office:value="16527" calcext:value-type="float">
            <text:p>16527</text:p>
          </table:table-cell>
          <table:table-cell table:style-name="ce230" office:value-type="float" office:value="0.000589" calcext:value-type="float">
            <text:p>0.000589</text:p>
          </table:table-cell>
          <table:table-cell table:style-name="ce384" office:value-type="float" office:value="3.23" calcext:value-type="float">
            <text:p>3.23</text:p>
          </table:table-cell>
          <table:table-cell table:style-name="ce384" office:value-type="float" office:value="4.5" calcext:value-type="float">
            <text:p>4.50</text:p>
          </table:table-cell>
          <table:table-cell table:style-name="ce416" office:value-type="string" calcext:value-type="string">
            <text:p>F</text:p>
          </table:table-cell>
          <table:table-cell table:style-name="ce444" table:number-columns-repeated="4"/>
          <table:table-cell table:style-name="ce446"/>
          <table:table-cell table:style-name="ce447" table:number-columns-repeated="2"/>
          <table:table-cell table:style-name="ce444" table:number-columns-repeated="1006"/>
        </table:table-row>
        <table:table-row table:style-name="ro2">
          <table:table-cell table:style-name="ce2"/>
          <table:table-cell table:style-name="ce44" office:value-type="string" calcext:value-type="string">
            <text:p>GWASpoly</text:p>
          </table:table-cell>
          <table:table-cell table:style-name="ce149" office:value-type="string" calcext:value-type="string">
            <text:p>additive</text:p>
          </table:table-cell>
          <table:table-cell table:style-name="ce160" office:value-type="float" office:value="0.961" calcext:value-type="float">
            <text:p>0.96</text:p>
          </table:table-cell>
          <table:table-cell table:style-name="ce196" office:value-type="string" calcext:value-type="string">
            <text:p>c1_8021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48862" calcext:value-type="float">
            <text:p>48862</text:p>
          </table:table-cell>
          <table:table-cell table:style-name="ce231" office:value-type="float" office:value="0.000589" calcext:value-type="float">
            <text:p>0.000589</text:p>
          </table:table-cell>
          <table:table-cell table:style-name="ce385" office:value-type="float" office:value="3.23" calcext:value-type="float">
            <text:p>3.23</text:p>
          </table:table-cell>
          <table:table-cell table:style-name="ce385" office:value-type="float" office:value="4.5" calcext:value-type="float">
            <text:p>4.50</text:p>
          </table:table-cell>
          <table:table-cell table:style-name="ce417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46" office:value-type="string" calcext:value-type="string">
            <text:p>GWASpoly</text:p>
          </table:table-cell>
          <table:table-cell table:style-name="ce150" office:value-type="string" calcext:value-type="string">
            <text:p>additive</text:p>
          </table:table-cell>
          <table:table-cell table:style-name="ce161" office:value-type="float" office:value="0.961" calcext:value-type="float">
            <text:p>0.96</text:p>
          </table:table-cell>
          <table:table-cell table:style-name="ce198" office:value-type="string" calcext:value-type="string">
            <text:p>c1_329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56519" calcext:value-type="float">
            <text:p>56519</text:p>
          </table:table-cell>
          <table:table-cell table:style-name="ce232" office:value-type="float" office:value="0.001514" calcext:value-type="float">
            <text:p>0.001514</text:p>
          </table:table-cell>
          <table:table-cell table:style-name="ce386" office:value-type="float" office:value="2.82" calcext:value-type="float">
            <text:p>2.82</text:p>
          </table:table-cell>
          <table:table-cell table:style-name="ce386" office:value-type="float" office:value="4.5" calcext:value-type="float">
            <text:p>4.50</text:p>
          </table:table-cell>
          <table:table-cell table:style-name="ce418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3">
          <table:table-cell table:style-name="ce2"/>
          <table:table-cell table:style-name="ce13" office:value-type="string" calcext:value-type="string">
            <text:p>GWASpoly</text:p>
          </table:table-cell>
          <table:table-cell table:style-name="ce64" office:value-type="string" calcext:value-type="string">
            <text:p>additive</text:p>
          </table:table-cell>
          <table:table-cell table:style-name="ce79" office:value-type="float" office:value="0.961" calcext:value-type="float">
            <text:p>0.96</text:p>
          </table:table-cell>
          <table:table-cell table:style-name="ce123" office:value-type="string" calcext:value-type="string">
            <text:p>c1_16351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48761" calcext:value-type="float">
            <text:p>48761</text:p>
          </table:table-cell>
          <table:table-cell table:style-name="ce251" office:value-type="float" office:value="0.001622" calcext:value-type="float">
            <text:p>0.001622</text:p>
          </table:table-cell>
          <table:table-cell table:style-name="ce287" office:value-type="float" office:value="2.79" calcext:value-type="float">
            <text:p>2.79</text:p>
          </table:table-cell>
          <table:table-cell table:style-name="ce287" office:value-type="float" office:value="4.5" calcext:value-type="float">
            <text:p>4.50</text:p>
          </table:table-cell>
          <table:table-cell table:style-name="ce319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55" office:value-type="string" calcext:value-type="string">
            <text:p>PLINK</text:p>
          </table:table-cell>
          <table:table-cell table:style-name="ce55" office:value-type="string" calcext:value-type="string">
            <text:p>additive</text:p>
          </table:table-cell>
          <table:table-cell table:style-name="ce163" office:value-type="float" office:value="1.188" calcext:value-type="float">
            <text:p>1.19</text:p>
          </table:table-cell>
          <table:table-cell table:style-name="ce200" office:value-type="string" calcext:value-type="string">
            <text:p>c1_16001</text:p>
          </table:table-cell>
          <table:table-cell table:style-name="ce200" office:value-type="float" office:value="10" calcext:value-type="float">
            <text:p>10</text:p>
          </table:table-cell>
          <table:table-cell table:style-name="ce200" office:value-type="float" office:value="47539" calcext:value-type="float">
            <text:p>47539</text:p>
          </table:table-cell>
          <table:table-cell table:style-name="ce234" office:value-type="float" office:value="0.000047" calcext:value-type="float">
            <text:p>0.000047</text:p>
          </table:table-cell>
          <table:table-cell table:style-name="ce388" office:value-type="float" office:value="4.3312" calcext:value-type="float">
            <text:p>4.33</text:p>
          </table:table-cell>
          <table:table-cell table:style-name="ce388" office:value-type="float" office:value="4.5512" calcext:value-type="float">
            <text:p>4.55</text:p>
          </table:table-cell>
          <table:table-cell table:style-name="ce420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56" office:value-type="string" calcext:value-type="string">
            <text:p>PLINK</text:p>
          </table:table-cell>
          <table:table-cell table:style-name="ce56" office:value-type="string" calcext:value-type="string">
            <text:p>additive</text:p>
          </table:table-cell>
          <table:table-cell table:style-name="ce164" office:value-type="float" office:value="1.188" calcext:value-type="float">
            <text:p>1.19</text:p>
          </table:table-cell>
          <table:table-cell table:style-name="ce201" office:value-type="string" calcext:value-type="string">
            <text:p>c2_45606</text:p>
          </table:table-cell>
          <table:table-cell table:style-name="ce201" office:value-type="float" office:value="10" calcext:value-type="float">
            <text:p>10</text:p>
          </table:table-cell>
          <table:table-cell table:style-name="ce201" office:value-type="float" office:value="48218" calcext:value-type="float">
            <text:p>48218</text:p>
          </table:table-cell>
          <table:table-cell table:style-name="ce235" office:value-type="float" office:value="0.000688" calcext:value-type="float">
            <text:p>0.000688</text:p>
          </table:table-cell>
          <table:table-cell table:style-name="ce389" office:value-type="float" office:value="3.1625" calcext:value-type="float">
            <text:p>3.16</text:p>
          </table:table-cell>
          <table:table-cell table:style-name="ce389" office:value-type="float" office:value="4.5512" calcext:value-type="float">
            <text:p>4.55</text:p>
          </table:table-cell>
          <table:table-cell table:style-name="ce421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61" office:value-type="string" calcext:value-type="string">
            <text:p>PLINK</text:p>
          </table:table-cell>
          <table:table-cell table:style-name="ce61" office:value-type="string" calcext:value-type="string">
            <text:p>additive</text:p>
          </table:table-cell>
          <table:table-cell table:style-name="ce165" office:value-type="float" office:value="1.188" calcext:value-type="float">
            <text:p>1.19</text:p>
          </table:table-cell>
          <table:table-cell table:style-name="ce202" office:value-type="string" calcext:value-type="string">
            <text:p>c2_45611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float" office:value="48203" calcext:value-type="float">
            <text:p>48203</text:p>
          </table:table-cell>
          <table:table-cell table:style-name="ce236" office:value-type="float" office:value="0.000786" calcext:value-type="float">
            <text:p>0.000786</text:p>
          </table:table-cell>
          <table:table-cell table:style-name="ce390" office:value-type="float" office:value="3.1044" calcext:value-type="float">
            <text:p>3.10</text:p>
          </table:table-cell>
          <table:table-cell table:style-name="ce390" office:value-type="float" office:value="4.5512" calcext:value-type="float">
            <text:p>4.55</text:p>
          </table:table-cell>
          <table:table-cell table:style-name="ce422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62" office:value-type="string" calcext:value-type="string">
            <text:p>PLINK</text:p>
          </table:table-cell>
          <table:table-cell table:style-name="ce62" office:value-type="string" calcext:value-type="string">
            <text:p>additive</text:p>
          </table:table-cell>
          <table:table-cell table:style-name="ce166" office:value-type="float" office:value="1.188" calcext:value-type="float">
            <text:p>1.19</text:p>
          </table:table-cell>
          <table:table-cell table:style-name="ce203" office:value-type="string" calcext:value-type="string">
            <text:p>c2_17192</text:p>
          </table:table-cell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70472" calcext:value-type="float">
            <text:p>70472</text:p>
          </table:table-cell>
          <table:table-cell table:style-name="ce246" office:value-type="float" office:value="0.001123" calcext:value-type="float">
            <text:p>0.001123</text:p>
          </table:table-cell>
          <table:table-cell table:style-name="ce391" office:value-type="float" office:value="2.9496" calcext:value-type="float">
            <text:p>2.95</text:p>
          </table:table-cell>
          <table:table-cell table:style-name="ce391" office:value-type="float" office:value="4.5512" calcext:value-type="float">
            <text:p>4.55</text:p>
          </table:table-cell>
          <table:table-cell table:style-name="ce423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62" office:value-type="string" calcext:value-type="string">
            <text:p>PLINK</text:p>
          </table:table-cell>
          <table:table-cell table:style-name="ce62" office:value-type="string" calcext:value-type="string">
            <text:p>additive</text:p>
          </table:table-cell>
          <table:table-cell table:style-name="ce166" office:value-type="float" office:value="1.188" calcext:value-type="float">
            <text:p>1.19</text:p>
          </table:table-cell>
          <table:table-cell table:style-name="ce203" office:value-type="string" calcext:value-type="string">
            <text:p>c2_39509</text:p>
          </table:table-cell>
          <table:table-cell table:style-name="ce203" office:value-type="float" office:value="9" calcext:value-type="float">
            <text:p>9</text:p>
          </table:table-cell>
          <table:table-cell table:style-name="ce203" office:value-type="float" office:value="50174" calcext:value-type="float">
            <text:p>50174</text:p>
          </table:table-cell>
          <table:table-cell table:style-name="ce246" office:value-type="float" office:value="0.00144" calcext:value-type="float">
            <text:p>0.001440</text:p>
          </table:table-cell>
          <table:table-cell table:style-name="ce391" office:value-type="float" office:value="2.8416" calcext:value-type="float">
            <text:p>2.84</text:p>
          </table:table-cell>
          <table:table-cell table:style-name="ce391" office:value-type="float" office:value="4.5512" calcext:value-type="float">
            <text:p>4.55</text:p>
          </table:table-cell>
          <table:table-cell table:style-name="ce423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67" office:value-type="string" calcext:value-type="string">
            <text:p>PLINK</text:p>
          </table:table-cell>
          <table:table-cell table:style-name="ce67" office:value-type="string" calcext:value-type="string">
            <text:p>additive</text:p>
          </table:table-cell>
          <table:table-cell table:style-name="ce167" office:value-type="float" office:value="1.188" calcext:value-type="float">
            <text:p>1.19</text:p>
          </table:table-cell>
          <table:table-cell table:style-name="ce204" office:value-type="string" calcext:value-type="string">
            <text:p>c1_13530</text:p>
          </table:table-cell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48149" calcext:value-type="float">
            <text:p>48149</text:p>
          </table:table-cell>
          <table:table-cell table:style-name="ce285" office:value-type="float" office:value="0.001443" calcext:value-type="float">
            <text:p>0.001443</text:p>
          </table:table-cell>
          <table:table-cell table:style-name="ce392" office:value-type="float" office:value="2.8407" calcext:value-type="float">
            <text:p>2.84</text:p>
          </table:table-cell>
          <table:table-cell table:style-name="ce392" office:value-type="float" office:value="4.5512" calcext:value-type="float">
            <text:p>4.55</text:p>
          </table:table-cell>
          <table:table-cell table:style-name="ce424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69" office:value-type="string" calcext:value-type="string">
            <text:p>PLINK</text:p>
          </table:table-cell>
          <table:table-cell table:style-name="ce69" office:value-type="string" calcext:value-type="string">
            <text:p>additive</text:p>
          </table:table-cell>
          <table:table-cell table:style-name="ce168" office:value-type="float" office:value="1.188" calcext:value-type="float">
            <text:p>1.19</text:p>
          </table:table-cell>
          <table:table-cell table:style-name="ce205" office:value-type="string" calcext:value-type="string">
            <text:p>c2_924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7953" calcext:value-type="float">
            <text:p>57953</text:p>
          </table:table-cell>
          <table:table-cell table:style-name="ce359" office:value-type="float" office:value="0.002455" calcext:value-type="float">
            <text:p>0.002455</text:p>
          </table:table-cell>
          <table:table-cell table:style-name="ce393" office:value-type="float" office:value="2.6099" calcext:value-type="float">
            <text:p>2.61</text:p>
          </table:table-cell>
          <table:table-cell table:style-name="ce393" office:value-type="float" office:value="4.5512" calcext:value-type="float">
            <text:p>4.55</text:p>
          </table:table-cell>
          <table:table-cell table:style-name="ce425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70" office:value-type="string" calcext:value-type="string">
            <text:p>PLINK</text:p>
          </table:table-cell>
          <table:table-cell table:style-name="ce70" office:value-type="string" calcext:value-type="string">
            <text:p>additive</text:p>
          </table:table-cell>
          <table:table-cell table:style-name="ce169" office:value-type="float" office:value="1.188" calcext:value-type="float">
            <text:p>1.19</text:p>
          </table:table-cell>
          <table:table-cell table:style-name="ce206" office:value-type="string" calcext:value-type="string">
            <text:p>c2_12125</text:p>
          </table:table-cell>
          <table:table-cell table:style-name="ce206" office:value-type="float" office:value="1" calcext:value-type="float">
            <text:p>1</text:p>
          </table:table-cell>
          <table:table-cell table:style-name="ce206" office:value-type="float" office:value="71450" calcext:value-type="float">
            <text:p>71450</text:p>
          </table:table-cell>
          <table:table-cell table:style-name="ce360" office:value-type="float" office:value="0.002593" calcext:value-type="float">
            <text:p>0.002593</text:p>
          </table:table-cell>
          <table:table-cell table:style-name="ce394" office:value-type="float" office:value="2.5862" calcext:value-type="float">
            <text:p>2.59</text:p>
          </table:table-cell>
          <table:table-cell table:style-name="ce394" office:value-type="float" office:value="4.5512" calcext:value-type="float">
            <text:p>4.55</text:p>
          </table:table-cell>
          <table:table-cell table:style-name="ce426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3">
          <table:table-cell table:style-name="ce2"/>
          <table:table-cell table:style-name="ce24" office:value-type="string" calcext:value-type="string">
            <text:p>PLINK</text:p>
          </table:table-cell>
          <table:table-cell table:style-name="ce24" office:value-type="string" calcext:value-type="string">
            <text:p>additive</text:p>
          </table:table-cell>
          <table:table-cell table:style-name="ce89" office:value-type="float" office:value="1.188" calcext:value-type="float">
            <text:p>1.19</text:p>
          </table:table-cell>
          <table:table-cell table:style-name="ce133" office:value-type="string" calcext:value-type="string">
            <text:p>c2_5774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50345" calcext:value-type="float">
            <text:p>50345</text:p>
          </table:table-cell>
          <table:table-cell table:style-name="ce259" office:value-type="float" office:value="0.004336" calcext:value-type="float">
            <text:p>0.004336</text:p>
          </table:table-cell>
          <table:table-cell table:style-name="ce295" office:value-type="float" office:value="2.3629" calcext:value-type="float">
            <text:p>2.36</text:p>
          </table:table-cell>
          <table:table-cell table:style-name="ce295" office:value-type="float" office:value="4.5512" calcext:value-type="float">
            <text:p>4.55</text:p>
          </table:table-cell>
          <table:table-cell table:style-name="ce327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85" office:value-type="string" calcext:value-type="string">
            <text:p>SHEsis</text:p>
          </table:table-cell>
          <table:table-cell table:style-name="ce85" office:value-type="string" calcext:value-type="string">
            <text:p>general</text:p>
          </table:table-cell>
          <table:table-cell table:style-name="ce171" office:value-type="float" office:value="1.473" calcext:value-type="float">
            <text:p>1.47</text:p>
          </table:table-cell>
          <table:table-cell table:style-name="ce208" office:value-type="string" calcext:value-type="string">
            <text:p>c1_8019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48863" calcext:value-type="float">
            <text:p>48863</text:p>
          </table:table-cell>
          <table:table-cell table:style-name="ce362" office:value-type="float" office:value="0" calcext:value-type="float">
            <text:p>0.000000</text:p>
          </table:table-cell>
          <table:table-cell table:style-name="ce396" office:value-type="float" office:value="7.6421" calcext:value-type="float">
            <text:p>7.64</text:p>
          </table:table-cell>
          <table:table-cell table:style-name="ce396" office:value-type="float" office:value="4.5512" calcext:value-type="float">
            <text:p>4.55</text:p>
          </table:table-cell>
          <table:table-cell table:style-name="ce428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86" office:value-type="string" calcext:value-type="string">
            <text:p>SHEsis</text:p>
          </table:table-cell>
          <table:table-cell table:style-name="ce86" office:value-type="string" calcext:value-type="string">
            <text:p>general</text:p>
          </table:table-cell>
          <table:table-cell table:style-name="ce172" office:value-type="float" office:value="1.473" calcext:value-type="float">
            <text:p>1.47</text:p>
          </table:table-cell>
          <table:table-cell table:style-name="ce209" office:value-type="string" calcext:value-type="string">
            <text:p>c1_13526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48020" calcext:value-type="float">
            <text:p>48020</text:p>
          </table:table-cell>
          <table:table-cell table:style-name="ce363" office:value-type="float" office:value="0" calcext:value-type="float">
            <text:p>0.000000</text:p>
          </table:table-cell>
          <table:table-cell table:style-name="ce397" office:value-type="float" office:value="6.9393" calcext:value-type="float">
            <text:p>6.94</text:p>
          </table:table-cell>
          <table:table-cell table:style-name="ce397" office:value-type="float" office:value="4.5512" calcext:value-type="float">
            <text:p>4.55</text:p>
          </table:table-cell>
          <table:table-cell table:style-name="ce429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91" office:value-type="string" calcext:value-type="string">
            <text:p>SHEsis</text:p>
          </table:table-cell>
          <table:table-cell table:style-name="ce91" office:value-type="string" calcext:value-type="string">
            <text:p>general</text:p>
          </table:table-cell>
          <table:table-cell table:style-name="ce173" office:value-type="float" office:value="1.473" calcext:value-type="float">
            <text:p>1.47</text:p>
          </table:table-cell>
          <table:table-cell table:style-name="ce210" office:value-type="string" calcext:value-type="string">
            <text:p>c2_25471</text:p>
          </table:table-cell>
          <table:table-cell table:style-name="ce210" office:value-type="float" office:value="10" calcext:value-type="float">
            <text:p>10</text:p>
          </table:table-cell>
          <table:table-cell table:style-name="ce210" office:value-type="float" office:value="48808" calcext:value-type="float">
            <text:p>48808</text:p>
          </table:table-cell>
          <table:table-cell table:style-name="ce364" office:value-type="float" office:value="0" calcext:value-type="float">
            <text:p>0.000000</text:p>
          </table:table-cell>
          <table:table-cell table:style-name="ce398" office:value-type="float" office:value="6.9393" calcext:value-type="float">
            <text:p>6.94</text:p>
          </table:table-cell>
          <table:table-cell table:style-name="ce398" office:value-type="float" office:value="4.5512" calcext:value-type="float">
            <text:p>4.55</text:p>
          </table:table-cell>
          <table:table-cell table:style-name="ce430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91" office:value-type="string" calcext:value-type="string">
            <text:p>SHEsis</text:p>
          </table:table-cell>
          <table:table-cell table:style-name="ce91" office:value-type="string" calcext:value-type="string">
            <text:p>general</text:p>
          </table:table-cell>
          <table:table-cell table:style-name="ce173" office:value-type="float" office:value="1.473" calcext:value-type="float">
            <text:p>1.47</text:p>
          </table:table-cell>
          <table:table-cell table:style-name="ce210" office:value-type="string" calcext:value-type="string">
            <text:p>c2_5338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0371" calcext:value-type="float">
            <text:p>70371</text:p>
          </table:table-cell>
          <table:table-cell table:style-name="ce364" office:value-type="float" office:value="0" calcext:value-type="float">
            <text:p>0.000000</text:p>
          </table:table-cell>
          <table:table-cell table:style-name="ce398" office:value-type="float" office:value="6.4647" calcext:value-type="float">
            <text:p>6.46</text:p>
          </table:table-cell>
          <table:table-cell table:style-name="ce398" office:value-type="float" office:value="4.5512" calcext:value-type="float">
            <text:p>4.55</text:p>
          </table:table-cell>
          <table:table-cell table:style-name="ce430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93" office:value-type="string" calcext:value-type="string">
            <text:p>SHEsis</text:p>
          </table:table-cell>
          <table:table-cell table:style-name="ce93" office:value-type="string" calcext:value-type="string">
            <text:p>general</text:p>
          </table:table-cell>
          <table:table-cell table:style-name="ce174" office:value-type="float" office:value="1.473" calcext:value-type="float">
            <text:p>1.47</text:p>
          </table:table-cell>
          <table:table-cell table:style-name="ce211" office:value-type="string" calcext:value-type="string">
            <text:p>c1_16351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48761" calcext:value-type="float">
            <text:p>48761</text:p>
          </table:table-cell>
          <table:table-cell table:style-name="ce365" office:value-type="float" office:value="0.000004" calcext:value-type="float">
            <text:p>0.000004</text:p>
          </table:table-cell>
          <table:table-cell table:style-name="ce399" office:value-type="float" office:value="5.4547" calcext:value-type="float">
            <text:p>5.45</text:p>
          </table:table-cell>
          <table:table-cell table:style-name="ce399" office:value-type="float" office:value="4.5512" calcext:value-type="float">
            <text:p>4.55</text:p>
          </table:table-cell>
          <table:table-cell table:style-name="ce431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94" office:value-type="string" calcext:value-type="string">
            <text:p>SHEsis</text:p>
          </table:table-cell>
          <table:table-cell table:style-name="ce94" office:value-type="string" calcext:value-type="string">
            <text:p>general</text:p>
          </table:table-cell>
          <table:table-cell table:style-name="ce177" office:value-type="float" office:value="1.473" calcext:value-type="float">
            <text:p>1.47</text:p>
          </table:table-cell>
          <table:table-cell table:style-name="ce212" office:value-type="string" calcext:value-type="string">
            <text:p>c2_45606</text:p>
          </table:table-cell>
          <table:table-cell table:style-name="ce212" office:value-type="float" office:value="10" calcext:value-type="float">
            <text:p>10</text:p>
          </table:table-cell>
          <table:table-cell table:style-name="ce212" office:value-type="float" office:value="48218" calcext:value-type="float">
            <text:p>48218</text:p>
          </table:table-cell>
          <table:table-cell table:style-name="ce366" office:value-type="float" office:value="0.000004" calcext:value-type="float">
            <text:p>0.000004</text:p>
          </table:table-cell>
          <table:table-cell table:style-name="ce400" office:value-type="float" office:value="5.383" calcext:value-type="float">
            <text:p>5.38</text:p>
          </table:table-cell>
          <table:table-cell table:style-name="ce400" office:value-type="float" office:value="4.5512" calcext:value-type="float">
            <text:p>4.55</text:p>
          </table:table-cell>
          <table:table-cell table:style-name="ce432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08" office:value-type="string" calcext:value-type="string">
            <text:p>SHEsis</text:p>
          </table:table-cell>
          <table:table-cell table:style-name="ce108" office:value-type="string" calcext:value-type="string">
            <text:p>general</text:p>
          </table:table-cell>
          <table:table-cell table:style-name="ce178" office:value-type="float" office:value="1.473" calcext:value-type="float">
            <text:p>1.47</text:p>
          </table:table-cell>
          <table:table-cell table:style-name="ce213" office:value-type="string" calcext:value-type="string">
            <text:p>c2_45611</text:p>
          </table:table-cell>
          <table:table-cell table:style-name="ce213" office:value-type="float" office:value="10" calcext:value-type="float">
            <text:p>10</text:p>
          </table:table-cell>
          <table:table-cell table:style-name="ce213" office:value-type="float" office:value="48203" calcext:value-type="float">
            <text:p>48203</text:p>
          </table:table-cell>
          <table:table-cell table:style-name="ce367" office:value-type="float" office:value="0.00001" calcext:value-type="float">
            <text:p>0.000010</text:p>
          </table:table-cell>
          <table:table-cell table:style-name="ce401" office:value-type="float" office:value="4.9788" calcext:value-type="float">
            <text:p>4.98</text:p>
          </table:table-cell>
          <table:table-cell table:style-name="ce401" office:value-type="float" office:value="4.5512" calcext:value-type="float">
            <text:p>4.55</text:p>
          </table:table-cell>
          <table:table-cell table:style-name="ce433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09" office:value-type="string" calcext:value-type="string">
            <text:p>SHEsis</text:p>
          </table:table-cell>
          <table:table-cell table:style-name="ce109" office:value-type="string" calcext:value-type="string">
            <text:p>general</text:p>
          </table:table-cell>
          <table:table-cell table:style-name="ce179" office:value-type="float" office:value="1.473" calcext:value-type="float">
            <text:p>1.47</text:p>
          </table:table-cell>
          <table:table-cell table:style-name="ce214" office:value-type="string" calcext:value-type="string">
            <text:p>c1_8021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48862" calcext:value-type="float">
            <text:p>48862</text:p>
          </table:table-cell>
          <table:table-cell table:style-name="ce368" office:value-type="float" office:value="0.000012" calcext:value-type="float">
            <text:p>0.000012</text:p>
          </table:table-cell>
          <table:table-cell table:style-name="ce402" office:value-type="float" office:value="4.9318" calcext:value-type="float">
            <text:p>4.93</text:p>
          </table:table-cell>
          <table:table-cell table:style-name="ce402" office:value-type="float" office:value="4.5512" calcext:value-type="float">
            <text:p>4.55</text:p>
          </table:table-cell>
          <table:table-cell table:style-name="ce434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3">
          <table:table-cell table:style-name="ce2"/>
          <table:table-cell table:style-name="ce35" office:value-type="string" calcext:value-type="string">
            <text:p>SHEsis</text:p>
          </table:table-cell>
          <table:table-cell table:style-name="ce35" office:value-type="string" calcext:value-type="string">
            <text:p>general</text:p>
          </table:table-cell>
          <table:table-cell table:style-name="ce101" office:value-type="float" office:value="1.473" calcext:value-type="float">
            <text:p>1.47</text:p>
          </table:table-cell>
          <table:table-cell table:style-name="ce176" office:value-type="string" calcext:value-type="string">
            <text:p>c2_54811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6270" calcext:value-type="float">
            <text:p>46270</text:p>
          </table:table-cell>
          <table:table-cell table:style-name="ce267" office:value-type="float" office:value="0.000014" calcext:value-type="float">
            <text:p>0.000014</text:p>
          </table:table-cell>
          <table:table-cell table:style-name="ce303" office:value-type="float" office:value="4.8633" calcext:value-type="float">
            <text:p>4.86</text:p>
          </table:table-cell>
          <table:table-cell table:style-name="ce303" office:value-type="float" office:value="4.5512" calcext:value-type="float">
            <text:p>4.55</text:p>
          </table:table-cell>
          <table:table-cell table:style-name="ce335" office:value-type="string" calcext:value-type="string">
            <text:p>T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30" office:value-type="string" calcext:value-type="string">
            <text:p>TASSEL</text:p>
          </table:table-cell>
          <table:table-cell table:style-name="ce130" office:value-type="string" calcext:value-type="string">
            <text:p>additive</text:p>
          </table:table-cell>
          <table:table-cell table:style-name="ce181" office:value-type="float" office:value="0.857" calcext:value-type="float">
            <text:p>0.86</text:p>
          </table:table-cell>
          <table:table-cell table:style-name="ce216" office:value-type="string" calcext:value-type="string">
            <text:p>c2_16999</text:p>
          </table:table-cell>
          <table:table-cell table:style-name="ce216" office:value-type="float" office:value="8" calcext:value-type="float">
            <text:p>8</text:p>
          </table:table-cell>
          <table:table-cell table:style-name="ce216" office:value-type="float" office:value="54838" calcext:value-type="float">
            <text:p>54838</text:p>
          </table:table-cell>
          <table:table-cell table:style-name="ce370" office:value-type="float" office:value="0.000247" calcext:value-type="float">
            <text:p>0.000247</text:p>
          </table:table-cell>
          <table:table-cell table:style-name="ce404" office:value-type="float" office:value="3.6076" calcext:value-type="float">
            <text:p>3.61</text:p>
          </table:table-cell>
          <table:table-cell table:style-name="ce404" office:value-type="float" office:value="3.8943" calcext:value-type="float">
            <text:p>3.89</text:p>
          </table:table-cell>
          <table:table-cell table:style-name="ce436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31" office:value-type="string" calcext:value-type="string">
            <text:p>TASSEL</text:p>
          </table:table-cell>
          <table:table-cell table:style-name="ce131" office:value-type="string" calcext:value-type="string">
            <text:p>additive</text:p>
          </table:table-cell>
          <table:table-cell table:style-name="ce182" office:value-type="float" office:value="0.857" calcext:value-type="float">
            <text:p>0.86</text:p>
          </table:table-cell>
          <table:table-cell table:style-name="ce217" office:value-type="string" calcext:value-type="string">
            <text:p>c2_16998</text:p>
          </table:table-cell>
          <table:table-cell table:style-name="ce217" office:value-type="float" office:value="8" calcext:value-type="float">
            <text:p>8</text:p>
          </table:table-cell>
          <table:table-cell table:style-name="ce217" office:value-type="float" office:value="54838" calcext:value-type="float">
            <text:p>54838</text:p>
          </table:table-cell>
          <table:table-cell table:style-name="ce371" office:value-type="float" office:value="0.000329" calcext:value-type="float">
            <text:p>0.000329</text:p>
          </table:table-cell>
          <table:table-cell table:style-name="ce405" office:value-type="float" office:value="3.483" calcext:value-type="float">
            <text:p>3.48</text:p>
          </table:table-cell>
          <table:table-cell table:style-name="ce405" office:value-type="float" office:value="3.8943" calcext:value-type="float">
            <text:p>3.89</text:p>
          </table:table-cell>
          <table:table-cell table:style-name="ce437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35" office:value-type="string" calcext:value-type="string">
            <text:p>TASSEL</text:p>
          </table:table-cell>
          <table:table-cell table:style-name="ce135" office:value-type="string" calcext:value-type="string">
            <text:p>additive</text:p>
          </table:table-cell>
          <table:table-cell table:style-name="ce183" office:value-type="float" office:value="0.857" calcext:value-type="float">
            <text:p>0.86</text:p>
          </table:table-cell>
          <table:table-cell table:style-name="ce218" office:value-type="string" calcext:value-type="string">
            <text:p>c2_12125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71450" calcext:value-type="float">
            <text:p>71450</text:p>
          </table:table-cell>
          <table:table-cell table:style-name="ce372" office:value-type="float" office:value="0.003287" calcext:value-type="float">
            <text:p>0.003287</text:p>
          </table:table-cell>
          <table:table-cell table:style-name="ce406" office:value-type="float" office:value="2.4832" calcext:value-type="float">
            <text:p>2.48</text:p>
          </table:table-cell>
          <table:table-cell table:style-name="ce406" office:value-type="float" office:value="3.8943" calcext:value-type="float">
            <text:p>3.89</text:p>
          </table:table-cell>
          <table:table-cell table:style-name="ce438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36" office:value-type="string" calcext:value-type="string">
            <text:p>TASSEL</text:p>
          </table:table-cell>
          <table:table-cell table:style-name="ce136" office:value-type="string" calcext:value-type="string">
            <text:p>additive</text:p>
          </table:table-cell>
          <table:table-cell table:style-name="ce184" office:value-type="float" office:value="0.857" calcext:value-type="float">
            <text:p>0.86</text:p>
          </table:table-cell>
          <table:table-cell table:style-name="ce219" office:value-type="string" calcext:value-type="string">
            <text:p>c1_16001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47539" calcext:value-type="float">
            <text:p>47539</text:p>
          </table:table-cell>
          <table:table-cell table:style-name="ce373" office:value-type="float" office:value="0.006105" calcext:value-type="float">
            <text:p>0.006105</text:p>
          </table:table-cell>
          <table:table-cell table:style-name="ce407" office:value-type="float" office:value="2.2143" calcext:value-type="float">
            <text:p>2.21</text:p>
          </table:table-cell>
          <table:table-cell table:style-name="ce407" office:value-type="float" office:value="3.8943" calcext:value-type="float">
            <text:p>3.89</text:p>
          </table:table-cell>
          <table:table-cell table:style-name="ce439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37" office:value-type="string" calcext:value-type="string">
            <text:p>TASSEL</text:p>
          </table:table-cell>
          <table:table-cell table:style-name="ce137" office:value-type="string" calcext:value-type="string">
            <text:p>additive</text:p>
          </table:table-cell>
          <table:table-cell table:style-name="ce185" office:value-type="float" office:value="0.857" calcext:value-type="float">
            <text:p>0.86</text:p>
          </table:table-cell>
          <table:table-cell table:style-name="ce220" office:value-type="string" calcext:value-type="string">
            <text:p>c2_3680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39908" calcext:value-type="float">
            <text:p>39908</text:p>
          </table:table-cell>
          <table:table-cell table:style-name="ce374" office:value-type="float" office:value="0.006701" calcext:value-type="float">
            <text:p>0.006701</text:p>
          </table:table-cell>
          <table:table-cell table:style-name="ce408" office:value-type="float" office:value="2.1738" calcext:value-type="float">
            <text:p>2.17</text:p>
          </table:table-cell>
          <table:table-cell table:style-name="ce408" office:value-type="float" office:value="3.8943" calcext:value-type="float">
            <text:p>3.89</text:p>
          </table:table-cell>
          <table:table-cell table:style-name="ce440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38" office:value-type="string" calcext:value-type="string">
            <text:p>TASSEL</text:p>
          </table:table-cell>
          <table:table-cell table:style-name="ce138" office:value-type="string" calcext:value-type="string">
            <text:p>additive</text:p>
          </table:table-cell>
          <table:table-cell table:style-name="ce186" office:value-type="float" office:value="0.857" calcext:value-type="float">
            <text:p>0.86</text:p>
          </table:table-cell>
          <table:table-cell table:style-name="ce221" office:value-type="string" calcext:value-type="string">
            <text:p>c2_46195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64259" calcext:value-type="float">
            <text:p>64259</text:p>
          </table:table-cell>
          <table:table-cell table:style-name="ce375" office:value-type="float" office:value="0.007116" calcext:value-type="float">
            <text:p>0.007116</text:p>
          </table:table-cell>
          <table:table-cell table:style-name="ce409" office:value-type="float" office:value="2.1478" calcext:value-type="float">
            <text:p>2.15</text:p>
          </table:table-cell>
          <table:table-cell table:style-name="ce409" office:value-type="float" office:value="3.8943" calcext:value-type="float">
            <text:p>3.89</text:p>
          </table:table-cell>
          <table:table-cell table:style-name="ce441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38" office:value-type="string" calcext:value-type="string">
            <text:p>TASSEL</text:p>
          </table:table-cell>
          <table:table-cell table:style-name="ce138" office:value-type="string" calcext:value-type="string">
            <text:p>additive</text:p>
          </table:table-cell>
          <table:table-cell table:style-name="ce186" office:value-type="float" office:value="0.857" calcext:value-type="float">
            <text:p>0.86</text:p>
          </table:table-cell>
          <table:table-cell table:style-name="ce221" office:value-type="string" calcext:value-type="string">
            <text:p>c2_40954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63756" calcext:value-type="float">
            <text:p>63756</text:p>
          </table:table-cell>
          <table:table-cell table:style-name="ce375" office:value-type="float" office:value="0.011097" calcext:value-type="float">
            <text:p>0.011097</text:p>
          </table:table-cell>
          <table:table-cell table:style-name="ce409" office:value-type="float" office:value="1.9548" calcext:value-type="float">
            <text:p>1.95</text:p>
          </table:table-cell>
          <table:table-cell table:style-name="ce409" office:value-type="float" office:value="3.8943" calcext:value-type="float">
            <text:p>3.89</text:p>
          </table:table-cell>
          <table:table-cell table:style-name="ce441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39" office:value-type="string" calcext:value-type="string">
            <text:p>TASSEL</text:p>
          </table:table-cell>
          <table:table-cell table:style-name="ce139" office:value-type="string" calcext:value-type="string">
            <text:p>additive</text:p>
          </table:table-cell>
          <table:table-cell table:style-name="ce187" office:value-type="float" office:value="0.857" calcext:value-type="float">
            <text:p>0.86</text:p>
          </table:table-cell>
          <table:table-cell table:style-name="ce222" office:value-type="string" calcext:value-type="string">
            <text:p>c2_45606</text:p>
          </table:table-cell>
          <table:table-cell table:style-name="ce222" office:value-type="float" office:value="10" calcext:value-type="float">
            <text:p>10</text:p>
          </table:table-cell>
          <table:table-cell table:style-name="ce222" office:value-type="float" office:value="48218" calcext:value-type="float">
            <text:p>48218</text:p>
          </table:table-cell>
          <table:table-cell table:style-name="ce376" office:value-type="float" office:value="0.011369" calcext:value-type="float">
            <text:p>0.011369</text:p>
          </table:table-cell>
          <table:table-cell table:style-name="ce410" office:value-type="float" office:value="1.9443" calcext:value-type="float">
            <text:p>1.94</text:p>
          </table:table-cell>
          <table:table-cell table:style-name="ce410" office:value-type="float" office:value="3.8943" calcext:value-type="float">
            <text:p>3.89</text:p>
          </table:table-cell>
          <table:table-cell table:style-name="ce442" office:value-type="string" calcext:value-type="string">
            <text:p>F</text:p>
          </table:table-cell>
          <table:table-cell table:style-name="ce444" table:number-columns-repeated="4"/>
          <table:table-cell table:style-name="ce445"/>
          <table:table-cell table:style-name="ce444" table:number-columns-repeated="1008"/>
        </table:table-row>
        <table:table-row table:style-name="ro2">
          <table:table-cell table:style-name="ce2"/>
          <table:table-cell table:style-name="ce141" office:value-type="string" calcext:value-type="string">
            <text:p>TASSEL</text:p>
          </table:table-cell>
          <table:table-cell table:style-name="ce141" office:value-type="string" calcext:value-type="string">
            <text:p>additive</text:p>
          </table:table-cell>
          <table:table-cell table:style-name="ce188" office:value-type="float" office:value="0.857" calcext:value-type="float">
            <text:p>0.86</text:p>
          </table:table-cell>
          <table:table-cell table:style-name="ce223" office:value-type="string" calcext:value-type="string">
            <text:p>c2_45611</text:p>
          </table:table-cell>
          <table:table-cell table:style-name="ce223" office:value-type="float" office:value="10" calcext:value-type="float">
            <text:p>10</text:p>
          </table:table-cell>
          <table:table-cell table:style-name="ce223" office:value-type="float" office:value="48203" calcext:value-type="float">
            <text:p>48203</text:p>
          </table:table-cell>
          <table:table-cell table:style-name="ce377" office:value-type="float" office:value="0.012091" calcext:value-type="float">
            <text:p>0.012091</text:p>
          </table:table-cell>
          <table:table-cell table:style-name="ce411" office:value-type="float" office:value="1.9175" calcext:value-type="float">
            <text:p>1.92</text:p>
          </table:table-cell>
          <table:table-cell table:style-name="ce411" office:value-type="float" office:value="3.8943" calcext:value-type="float">
            <text:p>3.89</text:p>
          </table:table-cell>
          <table:table-cell table:style-name="ce443" office:value-type="string" calcext:value-type="string">
            <text:p>F</text:p>
          </table:table-cell>
          <table:table-cell table:style-name="ce444" table:number-columns-repeated="1013"/>
        </table:table-row>
        <table:table-row table:style-name="ro1">
          <table:table-cell/>
          <table:table-cell table:style-name="ce54" table:number-columns-repeated="2"/>
          <table:table-cell table:style-name="ce107"/>
          <table:table-cell table:style-name="ce54" table:number-columns-repeated="3"/>
          <table:table-cell table:style-name="ce284"/>
          <table:table-cell table:style-name="ce107" table:number-columns-repeated="2"/>
          <table:table-cell table:style-name="ce54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out-multiGWAS-scoresTable-best'.B20:'out-multiGWAS-scoresTable-best'.D20 'out-multiGWAS-scoresTable-best'.B30:'out-multiGWAS-scoresTable-best'.D30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30:'out-multiGWAS-scoresTable-best'.D30 'out-multiGWAS-scoresTable-best'.B20:'out-multiGWAS-scoresTable-best'.D20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30:'out-multiGWAS-scoresTable-best'.D30 'out-multiGWAS-scoresTable-best'.B20:'out-multiGWAS-scoresTable-best'.D20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E20:'out-multiGWAS-scoresTable-best'.K20 'out-multiGWAS-scoresTable-best'.E30:'out-multiGWAS-scoresTable-best'.K30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30:'out-multiGWAS-scoresTable-best'.K30 'out-multiGWAS-scoresTable-best'.E20:'out-multiGWAS-scoresTable-best'.K20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30:'out-multiGWAS-scoresTable-best'.K30 'out-multiGWAS-scoresTable-best'.E20:'out-multiGWAS-scoresTable-best'.K20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B20:'out-multiGWAS-scoresTable-best'.D20">
            <calcext:condition calcext:apply-style-name="gray" calcext:value="formula-is(MOD(ROW();2))" calcext:base-cell-address="'out-multiGWAS-scoresTable-best'.B20"/>
          </calcext:conditional-format>
          <calcext:conditional-format calcext:target-range-address="'out-multiGWAS-scoresTable-best'.B20:'out-multiGWAS-scoresTable-best'.D20">
            <calcext:condition calcext:apply-style-name="gray" calcext:value="formula-is(MOD(ROW();2))" calcext:base-cell-address="'out-multiGWAS-scoresTable-best'.B20"/>
          </calcext:conditional-format>
          <calcext:conditional-format calcext:target-range-address="'out-multiGWAS-scoresTable-best'.B20:'out-multiGWAS-scoresTable-best'.D20">
            <calcext:condition calcext:apply-style-name="gray" calcext:value="formula-is(MOD(ROW();2))" calcext:base-cell-address="'out-multiGWAS-scoresTable-best'.B20"/>
          </calcext:conditional-format>
          <calcext:conditional-format calcext:target-range-address="'out-multiGWAS-scoresTable-best'.E20:'out-multiGWAS-scoresTable-best'.K20">
            <calcext:condition calcext:apply-style-name="gray" calcext:value="formula-is(MOD(ROW();2))" calcext:base-cell-address="'out-multiGWAS-scoresTable-best'.E20"/>
          </calcext:conditional-format>
          <calcext:conditional-format calcext:target-range-address="'out-multiGWAS-scoresTable-best'.E20:'out-multiGWAS-scoresTable-best'.K20">
            <calcext:condition calcext:apply-style-name="gray" calcext:value="formula-is(MOD(ROW();2))" calcext:base-cell-address="'out-multiGWAS-scoresTable-best'.E20"/>
          </calcext:conditional-format>
          <calcext:conditional-format calcext:target-range-address="'out-multiGWAS-scoresTable-best'.E20:'out-multiGWAS-scoresTable-best'.K20">
            <calcext:condition calcext:apply-style-name="gray" calcext:value="formula-is(MOD(ROW();2))" calcext:base-cell-address="'out-multiGWAS-scoresTable-best'.E20"/>
          </calcext:conditional-format>
          <calcext:conditional-format calcext:target-range-address="'out-multiGWAS-scoresTable-best'.B20:'out-multiGWAS-scoresTable-best'.D20">
            <calcext:condition calcext:apply-style-name="gray" calcext:value="formula-is(MOD(ROW();2))" calcext:base-cell-address="'out-multiGWAS-scoresTable-best'.B20"/>
          </calcext:conditional-format>
          <calcext:conditional-format calcext:target-range-address="'out-multiGWAS-scoresTable-best'.B20:'out-multiGWAS-scoresTable-best'.D20">
            <calcext:condition calcext:apply-style-name="gray" calcext:value="formula-is(MOD(ROW();2))" calcext:base-cell-address="'out-multiGWAS-scoresTable-best'.B20"/>
          </calcext:conditional-format>
          <calcext:conditional-format calcext:target-range-address="'out-multiGWAS-scoresTable-best'.B20:'out-multiGWAS-scoresTable-best'.D20">
            <calcext:condition calcext:apply-style-name="gray" calcext:value="formula-is(MOD(ROW();2))" calcext:base-cell-address="'out-multiGWAS-scoresTable-best'.B20"/>
          </calcext:conditional-format>
          <calcext:conditional-format calcext:target-range-address="'out-multiGWAS-scoresTable-best'.E20:'out-multiGWAS-scoresTable-best'.K20">
            <calcext:condition calcext:apply-style-name="gray" calcext:value="formula-is(MOD(ROW();2))" calcext:base-cell-address="'out-multiGWAS-scoresTable-best'.E20"/>
          </calcext:conditional-format>
          <calcext:conditional-format calcext:target-range-address="'out-multiGWAS-scoresTable-best'.E20:'out-multiGWAS-scoresTable-best'.K20">
            <calcext:condition calcext:apply-style-name="gray" calcext:value="formula-is(MOD(ROW();2))" calcext:base-cell-address="'out-multiGWAS-scoresTable-best'.E20"/>
          </calcext:conditional-format>
          <calcext:conditional-format calcext:target-range-address="'out-multiGWAS-scoresTable-best'.E20:'out-multiGWAS-scoresTable-best'.K20">
            <calcext:condition calcext:apply-style-name="gray" calcext:value="formula-is(MOD(ROW();2))" calcext:base-cell-address="'out-multiGWAS-scoresTable-best'.E20"/>
          </calcext:conditional-format>
          <calcext:conditional-format calcext:target-range-address="'out-multiGWAS-scoresTable-best'.B30:'out-multiGWAS-scoresTable-best'.D30">
            <calcext:condition calcext:apply-style-name="gray" calcext:value="formula-is(MOD(ROW();2))" calcext:base-cell-address="'out-multiGWAS-scoresTable-best'.B30"/>
          </calcext:conditional-format>
          <calcext:conditional-format calcext:target-range-address="'out-multiGWAS-scoresTable-best'.B30:'out-multiGWAS-scoresTable-best'.D30">
            <calcext:condition calcext:apply-style-name="gray" calcext:value="formula-is(MOD(ROW();2))" calcext:base-cell-address="'out-multiGWAS-scoresTable-best'.B30"/>
          </calcext:conditional-format>
          <calcext:conditional-format calcext:target-range-address="'out-multiGWAS-scoresTable-best'.B30:'out-multiGWAS-scoresTable-best'.D30">
            <calcext:condition calcext:apply-style-name="gray" calcext:value="formula-is(MOD(ROW();2))" calcext:base-cell-address="'out-multiGWAS-scoresTable-best'.B30"/>
          </calcext:conditional-format>
          <calcext:conditional-format calcext:target-range-address="'out-multiGWAS-scoresTable-best'.E30:'out-multiGWAS-scoresTable-best'.K30">
            <calcext:condition calcext:apply-style-name="gray" calcext:value="formula-is(MOD(ROW();2))" calcext:base-cell-address="'out-multiGWAS-scoresTable-best'.E30"/>
          </calcext:conditional-format>
          <calcext:conditional-format calcext:target-range-address="'out-multiGWAS-scoresTable-best'.E30:'out-multiGWAS-scoresTable-best'.K30">
            <calcext:condition calcext:apply-style-name="gray" calcext:value="formula-is(MOD(ROW();2))" calcext:base-cell-address="'out-multiGWAS-scoresTable-best'.E30"/>
          </calcext:conditional-format>
          <calcext:conditional-format calcext:target-range-address="'out-multiGWAS-scoresTable-best'.E30:'out-multiGWAS-scoresTable-best'.K30">
            <calcext:condition calcext:apply-style-name="gray" calcext:value="formula-is(MOD(ROW();2))" calcext:base-cell-address="'out-multiGWAS-scoresTable-best'.E30"/>
          </calcext:conditional-format>
          <calcext:conditional-format calcext:target-range-address="'out-multiGWAS-scoresTable-best'.B35:'out-multiGWAS-scoresTable-best'.D36">
            <calcext:condition calcext:apply-style-name="gray" calcext:value="formula-is(MOD(ROW();2))" calcext:base-cell-address="'out-multiGWAS-scoresTable-best'.B35"/>
          </calcext:conditional-format>
          <calcext:conditional-format calcext:target-range-address="'out-multiGWAS-scoresTable-best'.B35:'out-multiGWAS-scoresTable-best'.D36">
            <calcext:condition calcext:apply-style-name="gray" calcext:value="formula-is(MOD(ROW();2))" calcext:base-cell-address="'out-multiGWAS-scoresTable-best'.B35"/>
          </calcext:conditional-format>
          <calcext:conditional-format calcext:target-range-address="'out-multiGWAS-scoresTable-best'.B35:'out-multiGWAS-scoresTable-best'.D36">
            <calcext:condition calcext:apply-style-name="gray" calcext:value="formula-is(MOD(ROW();2))" calcext:base-cell-address="'out-multiGWAS-scoresTable-best'.B35"/>
          </calcext:conditional-format>
          <calcext:conditional-format calcext:target-range-address="'out-multiGWAS-scoresTable-best'.E35:'out-multiGWAS-scoresTable-best'.K36">
            <calcext:condition calcext:apply-style-name="gray" calcext:value="formula-is(MOD(ROW();2))" calcext:base-cell-address="'out-multiGWAS-scoresTable-best'.E35"/>
          </calcext:conditional-format>
          <calcext:conditional-format calcext:target-range-address="'out-multiGWAS-scoresTable-best'.E35:'out-multiGWAS-scoresTable-best'.K36">
            <calcext:condition calcext:apply-style-name="gray" calcext:value="formula-is(MOD(ROW();2))" calcext:base-cell-address="'out-multiGWAS-scoresTable-best'.E35"/>
          </calcext:conditional-format>
          <calcext:conditional-format calcext:target-range-address="'out-multiGWAS-scoresTable-best'.E35:'out-multiGWAS-scoresTable-best'.K36">
            <calcext:condition calcext:apply-style-name="gray" calcext:value="formula-is(MOD(ROW();2))" calcext:base-cell-address="'out-multiGWAS-scoresTable-best'.E35"/>
          </calcext:conditional-format>
          <calcext:conditional-format calcext:target-range-address="'out-multiGWAS-scoresTable-best'.B37:'out-multiGWAS-scoresTable-best'.D37">
            <calcext:condition calcext:apply-style-name="gray" calcext:value="formula-is(MOD(ROW();2))" calcext:base-cell-address="'out-multiGWAS-scoresTable-best'.B37"/>
          </calcext:conditional-format>
          <calcext:conditional-format calcext:target-range-address="'out-multiGWAS-scoresTable-best'.B37:'out-multiGWAS-scoresTable-best'.D37">
            <calcext:condition calcext:apply-style-name="gray" calcext:value="formula-is(MOD(ROW();2))" calcext:base-cell-address="'out-multiGWAS-scoresTable-best'.B37"/>
          </calcext:conditional-format>
          <calcext:conditional-format calcext:target-range-address="'out-multiGWAS-scoresTable-best'.B37:'out-multiGWAS-scoresTable-best'.D37">
            <calcext:condition calcext:apply-style-name="gray" calcext:value="formula-is(MOD(ROW();2))" calcext:base-cell-address="'out-multiGWAS-scoresTable-best'.B37"/>
          </calcext:conditional-format>
          <calcext:conditional-format calcext:target-range-address="'out-multiGWAS-scoresTable-best'.E37:'out-multiGWAS-scoresTable-best'.K37">
            <calcext:condition calcext:apply-style-name="gray" calcext:value="formula-is(MOD(ROW();2))" calcext:base-cell-address="'out-multiGWAS-scoresTable-best'.E37"/>
          </calcext:conditional-format>
          <calcext:conditional-format calcext:target-range-address="'out-multiGWAS-scoresTable-best'.E37:'out-multiGWAS-scoresTable-best'.K37">
            <calcext:condition calcext:apply-style-name="gray" calcext:value="formula-is(MOD(ROW();2))" calcext:base-cell-address="'out-multiGWAS-scoresTable-best'.E37"/>
          </calcext:conditional-format>
          <calcext:conditional-format calcext:target-range-address="'out-multiGWAS-scoresTable-best'.E37:'out-multiGWAS-scoresTable-best'.K37">
            <calcext:condition calcext:apply-style-name="gray" calcext:value="formula-is(MOD(ROW();2))" calcext:base-cell-address="'out-multiGWAS-scoresTable-best'.E37"/>
          </calcext:conditional-format>
          <calcext:conditional-format calcext:target-range-address="'out-multiGWAS-scoresTable-best'.B34:'out-multiGWAS-scoresTable-best'.D34">
            <calcext:condition calcext:apply-style-name="gray" calcext:value="formula-is(MOD(ROW();2))" calcext:base-cell-address="'out-multiGWAS-scoresTable-best'.B34"/>
          </calcext:conditional-format>
          <calcext:conditional-format calcext:target-range-address="'out-multiGWAS-scoresTable-best'.B34:'out-multiGWAS-scoresTable-best'.D34">
            <calcext:condition calcext:apply-style-name="gray" calcext:value="formula-is(MOD(ROW();2))" calcext:base-cell-address="'out-multiGWAS-scoresTable-best'.B34"/>
          </calcext:conditional-format>
          <calcext:conditional-format calcext:target-range-address="'out-multiGWAS-scoresTable-best'.B34:'out-multiGWAS-scoresTable-best'.D34">
            <calcext:condition calcext:apply-style-name="gray" calcext:value="formula-is(MOD(ROW();2))" calcext:base-cell-address="'out-multiGWAS-scoresTable-best'.B34"/>
          </calcext:conditional-format>
          <calcext:conditional-format calcext:target-range-address="'out-multiGWAS-scoresTable-best'.E34:'out-multiGWAS-scoresTable-best'.K34">
            <calcext:condition calcext:apply-style-name="gray" calcext:value="formula-is(MOD(ROW();2))" calcext:base-cell-address="'out-multiGWAS-scoresTable-best'.E34"/>
          </calcext:conditional-format>
          <calcext:conditional-format calcext:target-range-address="'out-multiGWAS-scoresTable-best'.E34:'out-multiGWAS-scoresTable-best'.K34">
            <calcext:condition calcext:apply-style-name="gray" calcext:value="formula-is(MOD(ROW();2))" calcext:base-cell-address="'out-multiGWAS-scoresTable-best'.E34"/>
          </calcext:conditional-format>
          <calcext:conditional-format calcext:target-range-address="'out-multiGWAS-scoresTable-best'.E34:'out-multiGWAS-scoresTable-best'.K34">
            <calcext:condition calcext:apply-style-name="gray" calcext:value="formula-is(MOD(ROW();2))" calcext:base-cell-address="'out-multiGWAS-scoresTable-best'.E34"/>
          </calcext:conditional-format>
          <calcext:conditional-format calcext:target-range-address="'out-multiGWAS-scoresTable-best'.B33:'out-multiGWAS-scoresTable-best'.D33">
            <calcext:condition calcext:apply-style-name="gray" calcext:value="formula-is(MOD(ROW();2))" calcext:base-cell-address="'out-multiGWAS-scoresTable-best'.B33"/>
          </calcext:conditional-format>
          <calcext:conditional-format calcext:target-range-address="'out-multiGWAS-scoresTable-best'.B33:'out-multiGWAS-scoresTable-best'.D33">
            <calcext:condition calcext:apply-style-name="gray" calcext:value="formula-is(MOD(ROW();2))" calcext:base-cell-address="'out-multiGWAS-scoresTable-best'.B33"/>
          </calcext:conditional-format>
          <calcext:conditional-format calcext:target-range-address="'out-multiGWAS-scoresTable-best'.B33:'out-multiGWAS-scoresTable-best'.D33">
            <calcext:condition calcext:apply-style-name="gray" calcext:value="formula-is(MOD(ROW();2))" calcext:base-cell-address="'out-multiGWAS-scoresTable-best'.B33"/>
          </calcext:conditional-format>
          <calcext:conditional-format calcext:target-range-address="'out-multiGWAS-scoresTable-best'.E33:'out-multiGWAS-scoresTable-best'.K33">
            <calcext:condition calcext:apply-style-name="gray" calcext:value="formula-is(MOD(ROW();2))" calcext:base-cell-address="'out-multiGWAS-scoresTable-best'.E33"/>
          </calcext:conditional-format>
          <calcext:conditional-format calcext:target-range-address="'out-multiGWAS-scoresTable-best'.E33:'out-multiGWAS-scoresTable-best'.K33">
            <calcext:condition calcext:apply-style-name="gray" calcext:value="formula-is(MOD(ROW();2))" calcext:base-cell-address="'out-multiGWAS-scoresTable-best'.E33"/>
          </calcext:conditional-format>
          <calcext:conditional-format calcext:target-range-address="'out-multiGWAS-scoresTable-best'.E33:'out-multiGWAS-scoresTable-best'.K33">
            <calcext:condition calcext:apply-style-name="gray" calcext:value="formula-is(MOD(ROW();2))" calcext:base-cell-address="'out-multiGWAS-scoresTable-best'.E33"/>
          </calcext:conditional-format>
          <calcext:conditional-format calcext:target-range-address="'out-multiGWAS-scoresTable-best'.B32:'out-multiGWAS-scoresTable-best'.D32">
            <calcext:condition calcext:apply-style-name="gray" calcext:value="formula-is(MOD(ROW();2))" calcext:base-cell-address="'out-multiGWAS-scoresTable-best'.B32"/>
          </calcext:conditional-format>
          <calcext:conditional-format calcext:target-range-address="'out-multiGWAS-scoresTable-best'.B32:'out-multiGWAS-scoresTable-best'.D32">
            <calcext:condition calcext:apply-style-name="gray" calcext:value="formula-is(MOD(ROW();2))" calcext:base-cell-address="'out-multiGWAS-scoresTable-best'.B32"/>
          </calcext:conditional-format>
          <calcext:conditional-format calcext:target-range-address="'out-multiGWAS-scoresTable-best'.B32:'out-multiGWAS-scoresTable-best'.D32">
            <calcext:condition calcext:apply-style-name="gray" calcext:value="formula-is(MOD(ROW();2))" calcext:base-cell-address="'out-multiGWAS-scoresTable-best'.B32"/>
          </calcext:conditional-format>
          <calcext:conditional-format calcext:target-range-address="'out-multiGWAS-scoresTable-best'.E32:'out-multiGWAS-scoresTable-best'.K32">
            <calcext:condition calcext:apply-style-name="gray" calcext:value="formula-is(MOD(ROW();2))" calcext:base-cell-address="'out-multiGWAS-scoresTable-best'.E32"/>
          </calcext:conditional-format>
          <calcext:conditional-format calcext:target-range-address="'out-multiGWAS-scoresTable-best'.E32:'out-multiGWAS-scoresTable-best'.K32">
            <calcext:condition calcext:apply-style-name="gray" calcext:value="formula-is(MOD(ROW();2))" calcext:base-cell-address="'out-multiGWAS-scoresTable-best'.E32"/>
          </calcext:conditional-format>
          <calcext:conditional-format calcext:target-range-address="'out-multiGWAS-scoresTable-best'.E32:'out-multiGWAS-scoresTable-best'.K32">
            <calcext:condition calcext:apply-style-name="gray" calcext:value="formula-is(MOD(ROW();2))" calcext:base-cell-address="'out-multiGWAS-scoresTable-best'.E32"/>
          </calcext:conditional-format>
          <calcext:conditional-format calcext:target-range-address="'out-multiGWAS-scoresTable-best'.B31:'out-multiGWAS-scoresTable-best'.D31">
            <calcext:condition calcext:apply-style-name="gray" calcext:value="formula-is(MOD(ROW();2))" calcext:base-cell-address="'out-multiGWAS-scoresTable-best'.B31"/>
          </calcext:conditional-format>
          <calcext:conditional-format calcext:target-range-address="'out-multiGWAS-scoresTable-best'.E31:'out-multiGWAS-scoresTable-best'.K31">
            <calcext:condition calcext:apply-style-name="gray" calcext:value="formula-is(MOD(ROW();2))" calcext:base-cell-address="'out-multiGWAS-scoresTable-best'.E31"/>
          </calcext:conditional-format>
          <calcext:conditional-format calcext:target-range-address="'out-multiGWAS-scoresTable-best'.B38:'out-multiGWAS-scoresTable-best'.D38">
            <calcext:condition calcext:apply-style-name="gray" calcext:value="formula-is(MOD(ROW();2))" calcext:base-cell-address="'out-multiGWAS-scoresTable-best'.B38"/>
          </calcext:conditional-format>
          <calcext:conditional-format calcext:target-range-address="'out-multiGWAS-scoresTable-best'.E38:'out-multiGWAS-scoresTable-best'.K38">
            <calcext:condition calcext:apply-style-name="gray" calcext:value="formula-is(MOD(ROW();2))" calcext:base-cell-address="'out-multiGWAS-scoresTable-best'.E38"/>
          </calcext:conditional-format>
          <calcext:conditional-format calcext:target-range-address="'out-multiGWAS-scoresTable-best'.B15:'out-multiGWAS-scoresTable-best'.D18 'out-multiGWAS-scoresTable-best'.B13:'out-multiGWAS-scoresTable-best'.D13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15:'out-multiGWAS-scoresTable-best'.D18 'out-multiGWAS-scoresTable-best'.B13:'out-multiGWAS-scoresTable-best'.D13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15:'out-multiGWAS-scoresTable-best'.D18 'out-multiGWAS-scoresTable-best'.B13:'out-multiGWAS-scoresTable-best'.D13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E15:'out-multiGWAS-scoresTable-best'.K18 'out-multiGWAS-scoresTable-best'.E13:'out-multiGWAS-scoresTable-best'.K13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15:'out-multiGWAS-scoresTable-best'.K18 'out-multiGWAS-scoresTable-best'.E13:'out-multiGWAS-scoresTable-best'.K13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15:'out-multiGWAS-scoresTable-best'.K18 'out-multiGWAS-scoresTable-best'.E13:'out-multiGWAS-scoresTable-best'.K13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B15:'out-multiGWAS-scoresTable-best'.D16">
            <calcext:condition calcext:apply-style-name="gray" calcext:value="formula-is(MOD(ROW();2))" calcext:base-cell-address="'out-multiGWAS-scoresTable-best'.B15"/>
          </calcext:conditional-format>
          <calcext:conditional-format calcext:target-range-address="'out-multiGWAS-scoresTable-best'.B15:'out-multiGWAS-scoresTable-best'.D16">
            <calcext:condition calcext:apply-style-name="gray" calcext:value="formula-is(MOD(ROW();2))" calcext:base-cell-address="'out-multiGWAS-scoresTable-best'.B15"/>
          </calcext:conditional-format>
          <calcext:conditional-format calcext:target-range-address="'out-multiGWAS-scoresTable-best'.B15:'out-multiGWAS-scoresTable-best'.D16">
            <calcext:condition calcext:apply-style-name="gray" calcext:value="formula-is(MOD(ROW();2))" calcext:base-cell-address="'out-multiGWAS-scoresTable-best'.B15"/>
          </calcext:conditional-format>
          <calcext:conditional-format calcext:target-range-address="'out-multiGWAS-scoresTable-best'.E15:'out-multiGWAS-scoresTable-best'.K16">
            <calcext:condition calcext:apply-style-name="gray" calcext:value="formula-is(MOD(ROW();2))" calcext:base-cell-address="'out-multiGWAS-scoresTable-best'.E15"/>
          </calcext:conditional-format>
          <calcext:conditional-format calcext:target-range-address="'out-multiGWAS-scoresTable-best'.E15:'out-multiGWAS-scoresTable-best'.K16">
            <calcext:condition calcext:apply-style-name="gray" calcext:value="formula-is(MOD(ROW();2))" calcext:base-cell-address="'out-multiGWAS-scoresTable-best'.E15"/>
          </calcext:conditional-format>
          <calcext:conditional-format calcext:target-range-address="'out-multiGWAS-scoresTable-best'.E15:'out-multiGWAS-scoresTable-best'.K16">
            <calcext:condition calcext:apply-style-name="gray" calcext:value="formula-is(MOD(ROW();2))" calcext:base-cell-address="'out-multiGWAS-scoresTable-best'.E15"/>
          </calcext:conditional-format>
          <calcext:conditional-format calcext:target-range-address="'out-multiGWAS-scoresTable-best'.B17:'out-multiGWAS-scoresTable-best'.D17">
            <calcext:condition calcext:apply-style-name="gray" calcext:value="formula-is(MOD(ROW();2))" calcext:base-cell-address="'out-multiGWAS-scoresTable-best'.B17"/>
          </calcext:conditional-format>
          <calcext:conditional-format calcext:target-range-address="'out-multiGWAS-scoresTable-best'.B17:'out-multiGWAS-scoresTable-best'.D17">
            <calcext:condition calcext:apply-style-name="gray" calcext:value="formula-is(MOD(ROW();2))" calcext:base-cell-address="'out-multiGWAS-scoresTable-best'.B17"/>
          </calcext:conditional-format>
          <calcext:conditional-format calcext:target-range-address="'out-multiGWAS-scoresTable-best'.B17:'out-multiGWAS-scoresTable-best'.D17">
            <calcext:condition calcext:apply-style-name="gray" calcext:value="formula-is(MOD(ROW();2))" calcext:base-cell-address="'out-multiGWAS-scoresTable-best'.B17"/>
          </calcext:conditional-format>
          <calcext:conditional-format calcext:target-range-address="'out-multiGWAS-scoresTable-best'.E17:'out-multiGWAS-scoresTable-best'.K17">
            <calcext:condition calcext:apply-style-name="gray" calcext:value="formula-is(MOD(ROW();2))" calcext:base-cell-address="'out-multiGWAS-scoresTable-best'.E17"/>
          </calcext:conditional-format>
          <calcext:conditional-format calcext:target-range-address="'out-multiGWAS-scoresTable-best'.E17:'out-multiGWAS-scoresTable-best'.K17">
            <calcext:condition calcext:apply-style-name="gray" calcext:value="formula-is(MOD(ROW();2))" calcext:base-cell-address="'out-multiGWAS-scoresTable-best'.E17"/>
          </calcext:conditional-format>
          <calcext:conditional-format calcext:target-range-address="'out-multiGWAS-scoresTable-best'.E17:'out-multiGWAS-scoresTable-best'.K17">
            <calcext:condition calcext:apply-style-name="gray" calcext:value="formula-is(MOD(ROW();2))" calcext:base-cell-address="'out-multiGWAS-scoresTable-best'.E17"/>
          </calcext:conditional-format>
          <calcext:conditional-format calcext:target-range-address="'out-multiGWAS-scoresTable-best'.B13:'out-multiGWAS-scoresTable-best'.D13">
            <calcext:condition calcext:apply-style-name="gray" calcext:value="formula-is(MOD(ROW();2))" calcext:base-cell-address="'out-multiGWAS-scoresTable-best'.B13"/>
          </calcext:conditional-format>
          <calcext:conditional-format calcext:target-range-address="'out-multiGWAS-scoresTable-best'.B13:'out-multiGWAS-scoresTable-best'.D13">
            <calcext:condition calcext:apply-style-name="gray" calcext:value="formula-is(MOD(ROW();2))" calcext:base-cell-address="'out-multiGWAS-scoresTable-best'.B13"/>
          </calcext:conditional-format>
          <calcext:conditional-format calcext:target-range-address="'out-multiGWAS-scoresTable-best'.B13:'out-multiGWAS-scoresTable-best'.D13">
            <calcext:condition calcext:apply-style-name="gray" calcext:value="formula-is(MOD(ROW();2))" calcext:base-cell-address="'out-multiGWAS-scoresTable-best'.B13"/>
          </calcext:conditional-format>
          <calcext:conditional-format calcext:target-range-address="'out-multiGWAS-scoresTable-best'.E13:'out-multiGWAS-scoresTable-best'.K13">
            <calcext:condition calcext:apply-style-name="gray" calcext:value="formula-is(MOD(ROW();2))" calcext:base-cell-address="'out-multiGWAS-scoresTable-best'.E13"/>
          </calcext:conditional-format>
          <calcext:conditional-format calcext:target-range-address="'out-multiGWAS-scoresTable-best'.E13:'out-multiGWAS-scoresTable-best'.K13">
            <calcext:condition calcext:apply-style-name="gray" calcext:value="formula-is(MOD(ROW();2))" calcext:base-cell-address="'out-multiGWAS-scoresTable-best'.E13"/>
          </calcext:conditional-format>
          <calcext:conditional-format calcext:target-range-address="'out-multiGWAS-scoresTable-best'.E13:'out-multiGWAS-scoresTable-best'.K13">
            <calcext:condition calcext:apply-style-name="gray" calcext:value="formula-is(MOD(ROW();2))" calcext:base-cell-address="'out-multiGWAS-scoresTable-best'.E13"/>
          </calcext:conditional-format>
          <calcext:conditional-format calcext:target-range-address="'out-multiGWAS-scoresTable-best'.B19:'out-multiGWAS-scoresTable-best'.D19">
            <calcext:condition calcext:apply-style-name="gray" calcext:value="formula-is(MOD(ROW();2))" calcext:base-cell-address="'out-multiGWAS-scoresTable-best'.B19"/>
          </calcext:conditional-format>
          <calcext:conditional-format calcext:target-range-address="'out-multiGWAS-scoresTable-best'.E19:'out-multiGWAS-scoresTable-best'.K19">
            <calcext:condition calcext:apply-style-name="gray" calcext:value="formula-is(MOD(ROW();2))" calcext:base-cell-address="'out-multiGWAS-scoresTable-best'.E19"/>
          </calcext:conditional-format>
          <calcext:conditional-format calcext:target-range-address="'out-multiGWAS-scoresTable-best'.B14:'out-multiGWAS-scoresTable-best'.D14">
            <calcext:condition calcext:apply-style-name="gray" calcext:value="formula-is(MOD(ROW();2))" calcext:base-cell-address="'out-multiGWAS-scoresTable-best'.B14"/>
          </calcext:conditional-format>
          <calcext:conditional-format calcext:target-range-address="'out-multiGWAS-scoresTable-best'.B14:'out-multiGWAS-scoresTable-best'.D14">
            <calcext:condition calcext:apply-style-name="gray" calcext:value="formula-is(MOD(ROW();2))" calcext:base-cell-address="'out-multiGWAS-scoresTable-best'.B14"/>
          </calcext:conditional-format>
          <calcext:conditional-format calcext:target-range-address="'out-multiGWAS-scoresTable-best'.B14:'out-multiGWAS-scoresTable-best'.D14">
            <calcext:condition calcext:apply-style-name="gray" calcext:value="formula-is(MOD(ROW();2))" calcext:base-cell-address="'out-multiGWAS-scoresTable-best'.B14"/>
          </calcext:conditional-format>
          <calcext:conditional-format calcext:target-range-address="'out-multiGWAS-scoresTable-best'.E14:'out-multiGWAS-scoresTable-best'.K14">
            <calcext:condition calcext:apply-style-name="gray" calcext:value="formula-is(MOD(ROW();2))" calcext:base-cell-address="'out-multiGWAS-scoresTable-best'.E14"/>
          </calcext:conditional-format>
          <calcext:conditional-format calcext:target-range-address="'out-multiGWAS-scoresTable-best'.E14:'out-multiGWAS-scoresTable-best'.K14">
            <calcext:condition calcext:apply-style-name="gray" calcext:value="formula-is(MOD(ROW();2))" calcext:base-cell-address="'out-multiGWAS-scoresTable-best'.E14"/>
          </calcext:conditional-format>
          <calcext:conditional-format calcext:target-range-address="'out-multiGWAS-scoresTable-best'.E14:'out-multiGWAS-scoresTable-best'.K14">
            <calcext:condition calcext:apply-style-name="gray" calcext:value="formula-is(MOD(ROW();2))" calcext:base-cell-address="'out-multiGWAS-scoresTable-best'.E14"/>
          </calcext:conditional-format>
          <calcext:conditional-format calcext:target-range-address="'out-multiGWAS-scoresTable-best'.B14:'out-multiGWAS-scoresTable-best'.D14">
            <calcext:condition calcext:apply-style-name="gray" calcext:value="formula-is(MOD(ROW();2))" calcext:base-cell-address="'out-multiGWAS-scoresTable-best'.B14"/>
          </calcext:conditional-format>
          <calcext:conditional-format calcext:target-range-address="'out-multiGWAS-scoresTable-best'.B14:'out-multiGWAS-scoresTable-best'.D14">
            <calcext:condition calcext:apply-style-name="gray" calcext:value="formula-is(MOD(ROW();2))" calcext:base-cell-address="'out-multiGWAS-scoresTable-best'.B14"/>
          </calcext:conditional-format>
          <calcext:conditional-format calcext:target-range-address="'out-multiGWAS-scoresTable-best'.B14:'out-multiGWAS-scoresTable-best'.D14">
            <calcext:condition calcext:apply-style-name="gray" calcext:value="formula-is(MOD(ROW();2))" calcext:base-cell-address="'out-multiGWAS-scoresTable-best'.B14"/>
          </calcext:conditional-format>
          <calcext:conditional-format calcext:target-range-address="'out-multiGWAS-scoresTable-best'.E14:'out-multiGWAS-scoresTable-best'.K14">
            <calcext:condition calcext:apply-style-name="gray" calcext:value="formula-is(MOD(ROW();2))" calcext:base-cell-address="'out-multiGWAS-scoresTable-best'.E14"/>
          </calcext:conditional-format>
          <calcext:conditional-format calcext:target-range-address="'out-multiGWAS-scoresTable-best'.E14:'out-multiGWAS-scoresTable-best'.K14">
            <calcext:condition calcext:apply-style-name="gray" calcext:value="formula-is(MOD(ROW();2))" calcext:base-cell-address="'out-multiGWAS-scoresTable-best'.E14"/>
          </calcext:conditional-format>
          <calcext:conditional-format calcext:target-range-address="'out-multiGWAS-scoresTable-best'.E14:'out-multiGWAS-scoresTable-best'.K14">
            <calcext:condition calcext:apply-style-name="gray" calcext:value="formula-is(MOD(ROW();2))" calcext:base-cell-address="'out-multiGWAS-scoresTable-best'.E14"/>
          </calcext:conditional-format>
          <calcext:conditional-format calcext:target-range-address="'out-multiGWAS-scoresTable-best'.B12:'out-multiGWAS-scoresTable-best'.D12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12:'out-multiGWAS-scoresTable-best'.D12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12:'out-multiGWAS-scoresTable-best'.D12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E12:'out-multiGWAS-scoresTable-best'.K12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12:'out-multiGWAS-scoresTable-best'.K12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12:'out-multiGWAS-scoresTable-best'.K12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B12:'out-multiGWAS-scoresTable-best'.D12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12:'out-multiGWAS-scoresTable-best'.D12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B12:'out-multiGWAS-scoresTable-best'.D12">
            <calcext:condition calcext:apply-style-name="gray" calcext:value="formula-is(MOD(ROW();2))" calcext:base-cell-address="'out-multiGWAS-scoresTable-best'.B12"/>
          </calcext:conditional-format>
          <calcext:conditional-format calcext:target-range-address="'out-multiGWAS-scoresTable-best'.E12:'out-multiGWAS-scoresTable-best'.K12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12:'out-multiGWAS-scoresTable-best'.K12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E12:'out-multiGWAS-scoresTable-best'.K12">
            <calcext:condition calcext:apply-style-name="gray" calcext:value="formula-is(MOD(ROW();2))" calcext:base-cell-address="'out-multiGWAS-scoresTable-best'.E12"/>
          </calcext:conditional-format>
          <calcext:conditional-format calcext:target-range-address="'out-multiGWAS-scoresTable-best'.B21:'out-multiGWAS-scoresTable-best'.D26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B21:'out-multiGWAS-scoresTable-best'.D26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B21:'out-multiGWAS-scoresTable-best'.D26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E21:'out-multiGWAS-scoresTable-best'.K26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E21:'out-multiGWAS-scoresTable-best'.K26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E21:'out-multiGWAS-scoresTable-best'.K26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B21:'out-multiGWAS-scoresTable-best'.D26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B21:'out-multiGWAS-scoresTable-best'.D26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B21:'out-multiGWAS-scoresTable-best'.D26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E21:'out-multiGWAS-scoresTable-best'.K26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E21:'out-multiGWAS-scoresTable-best'.K26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E21:'out-multiGWAS-scoresTable-best'.K26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K26:'out-multiGWAS-scoresTable-best'.K26">
            <calcext:condition calcext:apply-style-name="gray" calcext:value="formula-is(MOD(ROW();2))" calcext:base-cell-address="'out-multiGWAS-scoresTable-best'.K26"/>
          </calcext:conditional-format>
          <calcext:conditional-format calcext:target-range-address="'out-multiGWAS-scoresTable-best'.K26:'out-multiGWAS-scoresTable-best'.K26">
            <calcext:condition calcext:apply-style-name="gray" calcext:value="formula-is(MOD(ROW();2))" calcext:base-cell-address="'out-multiGWAS-scoresTable-best'.K26"/>
          </calcext:conditional-format>
          <calcext:conditional-format calcext:target-range-address="'out-multiGWAS-scoresTable-best'.K26:'out-multiGWAS-scoresTable-best'.K26">
            <calcext:condition calcext:apply-style-name="gray" calcext:value="formula-is(MOD(ROW();2))" calcext:base-cell-address="'out-multiGWAS-scoresTable-best'.K26"/>
          </calcext:conditional-format>
          <calcext:conditional-format calcext:target-range-address="'out-multiGWAS-scoresTable-best'.B26:'out-multiGWAS-scoresTable-best'.D26">
            <calcext:condition calcext:apply-style-name="gray" calcext:value="formula-is(MOD(ROW();2))" calcext:base-cell-address="'out-multiGWAS-scoresTable-best'.B26"/>
          </calcext:conditional-format>
          <calcext:conditional-format calcext:target-range-address="'out-multiGWAS-scoresTable-best'.B26:'out-multiGWAS-scoresTable-best'.D26">
            <calcext:condition calcext:apply-style-name="gray" calcext:value="formula-is(MOD(ROW();2))" calcext:base-cell-address="'out-multiGWAS-scoresTable-best'.B26"/>
          </calcext:conditional-format>
          <calcext:conditional-format calcext:target-range-address="'out-multiGWAS-scoresTable-best'.B26:'out-multiGWAS-scoresTable-best'.D26">
            <calcext:condition calcext:apply-style-name="gray" calcext:value="formula-is(MOD(ROW();2))" calcext:base-cell-address="'out-multiGWAS-scoresTable-best'.B26"/>
          </calcext:conditional-format>
          <calcext:conditional-format calcext:target-range-address="'out-multiGWAS-scoresTable-best'.E26:'out-multiGWAS-scoresTable-best'.J26">
            <calcext:condition calcext:apply-style-name="gray" calcext:value="formula-is(MOD(ROW();2))" calcext:base-cell-address="'out-multiGWAS-scoresTable-best'.E26"/>
          </calcext:conditional-format>
          <calcext:conditional-format calcext:target-range-address="'out-multiGWAS-scoresTable-best'.E26:'out-multiGWAS-scoresTable-best'.J26">
            <calcext:condition calcext:apply-style-name="gray" calcext:value="formula-is(MOD(ROW();2))" calcext:base-cell-address="'out-multiGWAS-scoresTable-best'.E26"/>
          </calcext:conditional-format>
          <calcext:conditional-format calcext:target-range-address="'out-multiGWAS-scoresTable-best'.E26:'out-multiGWAS-scoresTable-best'.J26">
            <calcext:condition calcext:apply-style-name="gray" calcext:value="formula-is(MOD(ROW();2))" calcext:base-cell-address="'out-multiGWAS-scoresTable-best'.E26"/>
          </calcext:conditional-format>
          <calcext:conditional-format calcext:target-range-address="'out-multiGWAS-scoresTable-best'.B23:'out-multiGWAS-scoresTable-best'.D24">
            <calcext:condition calcext:apply-style-name="gray" calcext:value="formula-is(MOD(ROW();2))" calcext:base-cell-address="'out-multiGWAS-scoresTable-best'.B23"/>
          </calcext:conditional-format>
          <calcext:conditional-format calcext:target-range-address="'out-multiGWAS-scoresTable-best'.B23:'out-multiGWAS-scoresTable-best'.D24">
            <calcext:condition calcext:apply-style-name="gray" calcext:value="formula-is(MOD(ROW();2))" calcext:base-cell-address="'out-multiGWAS-scoresTable-best'.B23"/>
          </calcext:conditional-format>
          <calcext:conditional-format calcext:target-range-address="'out-multiGWAS-scoresTable-best'.B23:'out-multiGWAS-scoresTable-best'.D24">
            <calcext:condition calcext:apply-style-name="gray" calcext:value="formula-is(MOD(ROW();2))" calcext:base-cell-address="'out-multiGWAS-scoresTable-best'.B23"/>
          </calcext:conditional-format>
          <calcext:conditional-format calcext:target-range-address="'out-multiGWAS-scoresTable-best'.E23:'out-multiGWAS-scoresTable-best'.K24">
            <calcext:condition calcext:apply-style-name="gray" calcext:value="formula-is(MOD(ROW();2))" calcext:base-cell-address="'out-multiGWAS-scoresTable-best'.E23"/>
          </calcext:conditional-format>
          <calcext:conditional-format calcext:target-range-address="'out-multiGWAS-scoresTable-best'.E23:'out-multiGWAS-scoresTable-best'.K24">
            <calcext:condition calcext:apply-style-name="gray" calcext:value="formula-is(MOD(ROW();2))" calcext:base-cell-address="'out-multiGWAS-scoresTable-best'.E23"/>
          </calcext:conditional-format>
          <calcext:conditional-format calcext:target-range-address="'out-multiGWAS-scoresTable-best'.E23:'out-multiGWAS-scoresTable-best'.K24">
            <calcext:condition calcext:apply-style-name="gray" calcext:value="formula-is(MOD(ROW();2))" calcext:base-cell-address="'out-multiGWAS-scoresTable-best'.E23"/>
          </calcext:conditional-format>
          <calcext:conditional-format calcext:target-range-address="'out-multiGWAS-scoresTable-best'.B25:'out-multiGWAS-scoresTable-best'.D25">
            <calcext:condition calcext:apply-style-name="gray" calcext:value="formula-is(MOD(ROW();2))" calcext:base-cell-address="'out-multiGWAS-scoresTable-best'.B25"/>
          </calcext:conditional-format>
          <calcext:conditional-format calcext:target-range-address="'out-multiGWAS-scoresTable-best'.B25:'out-multiGWAS-scoresTable-best'.D25">
            <calcext:condition calcext:apply-style-name="gray" calcext:value="formula-is(MOD(ROW();2))" calcext:base-cell-address="'out-multiGWAS-scoresTable-best'.B25"/>
          </calcext:conditional-format>
          <calcext:conditional-format calcext:target-range-address="'out-multiGWAS-scoresTable-best'.B25:'out-multiGWAS-scoresTable-best'.D25">
            <calcext:condition calcext:apply-style-name="gray" calcext:value="formula-is(MOD(ROW();2))" calcext:base-cell-address="'out-multiGWAS-scoresTable-best'.B25"/>
          </calcext:conditional-format>
          <calcext:conditional-format calcext:target-range-address="'out-multiGWAS-scoresTable-best'.E25:'out-multiGWAS-scoresTable-best'.K25">
            <calcext:condition calcext:apply-style-name="gray" calcext:value="formula-is(MOD(ROW();2))" calcext:base-cell-address="'out-multiGWAS-scoresTable-best'.E25"/>
          </calcext:conditional-format>
          <calcext:conditional-format calcext:target-range-address="'out-multiGWAS-scoresTable-best'.E25:'out-multiGWAS-scoresTable-best'.K25">
            <calcext:condition calcext:apply-style-name="gray" calcext:value="formula-is(MOD(ROW();2))" calcext:base-cell-address="'out-multiGWAS-scoresTable-best'.E25"/>
          </calcext:conditional-format>
          <calcext:conditional-format calcext:target-range-address="'out-multiGWAS-scoresTable-best'.E25:'out-multiGWAS-scoresTable-best'.K25">
            <calcext:condition calcext:apply-style-name="gray" calcext:value="formula-is(MOD(ROW();2))" calcext:base-cell-address="'out-multiGWAS-scoresTable-best'.E25"/>
          </calcext:conditional-format>
          <calcext:conditional-format calcext:target-range-address="'out-multiGWAS-scoresTable-best'.B22:'out-multiGWAS-scoresTable-best'.D22">
            <calcext:condition calcext:apply-style-name="gray" calcext:value="formula-is(MOD(ROW();2))" calcext:base-cell-address="'out-multiGWAS-scoresTable-best'.B22"/>
          </calcext:conditional-format>
          <calcext:conditional-format calcext:target-range-address="'out-multiGWAS-scoresTable-best'.B22:'out-multiGWAS-scoresTable-best'.D22">
            <calcext:condition calcext:apply-style-name="gray" calcext:value="formula-is(MOD(ROW();2))" calcext:base-cell-address="'out-multiGWAS-scoresTable-best'.B22"/>
          </calcext:conditional-format>
          <calcext:conditional-format calcext:target-range-address="'out-multiGWAS-scoresTable-best'.B22:'out-multiGWAS-scoresTable-best'.D22">
            <calcext:condition calcext:apply-style-name="gray" calcext:value="formula-is(MOD(ROW();2))" calcext:base-cell-address="'out-multiGWAS-scoresTable-best'.B22"/>
          </calcext:conditional-format>
          <calcext:conditional-format calcext:target-range-address="'out-multiGWAS-scoresTable-best'.E22:'out-multiGWAS-scoresTable-best'.K22">
            <calcext:condition calcext:apply-style-name="gray" calcext:value="formula-is(MOD(ROW();2))" calcext:base-cell-address="'out-multiGWAS-scoresTable-best'.E22"/>
          </calcext:conditional-format>
          <calcext:conditional-format calcext:target-range-address="'out-multiGWAS-scoresTable-best'.E22:'out-multiGWAS-scoresTable-best'.K22">
            <calcext:condition calcext:apply-style-name="gray" calcext:value="formula-is(MOD(ROW();2))" calcext:base-cell-address="'out-multiGWAS-scoresTable-best'.E22"/>
          </calcext:conditional-format>
          <calcext:conditional-format calcext:target-range-address="'out-multiGWAS-scoresTable-best'.E22:'out-multiGWAS-scoresTable-best'.K22">
            <calcext:condition calcext:apply-style-name="gray" calcext:value="formula-is(MOD(ROW();2))" calcext:base-cell-address="'out-multiGWAS-scoresTable-best'.E22"/>
          </calcext:conditional-format>
          <calcext:conditional-format calcext:target-range-address="'out-multiGWAS-scoresTable-best'.B21:'out-multiGWAS-scoresTable-best'.D21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B21:'out-multiGWAS-scoresTable-best'.D21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B21:'out-multiGWAS-scoresTable-best'.D21">
            <calcext:condition calcext:apply-style-name="gray" calcext:value="formula-is(MOD(ROW();2))" calcext:base-cell-address="'out-multiGWAS-scoresTable-best'.B21"/>
          </calcext:conditional-format>
          <calcext:conditional-format calcext:target-range-address="'out-multiGWAS-scoresTable-best'.E21:'out-multiGWAS-scoresTable-best'.K21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E21:'out-multiGWAS-scoresTable-best'.K21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E21:'out-multiGWAS-scoresTable-best'.K21">
            <calcext:condition calcext:apply-style-name="gray" calcext:value="formula-is(MOD(ROW();2))" calcext:base-cell-address="'out-multiGWAS-scoresTable-best'.E21"/>
          </calcext:conditional-format>
          <calcext:conditional-format calcext:target-range-address="'out-multiGWAS-scoresTable-best'.B28:'out-multiGWAS-scoresTable-best'.D28">
            <calcext:condition calcext:apply-style-name="gray" calcext:value="formula-is(MOD(ROW();2))" calcext:base-cell-address="'out-multiGWAS-scoresTable-best'.B28"/>
          </calcext:conditional-format>
          <calcext:conditional-format calcext:target-range-address="'out-multiGWAS-scoresTable-best'.B28:'out-multiGWAS-scoresTable-best'.D28">
            <calcext:condition calcext:apply-style-name="gray" calcext:value="formula-is(MOD(ROW();2))" calcext:base-cell-address="'out-multiGWAS-scoresTable-best'.B28"/>
          </calcext:conditional-format>
          <calcext:conditional-format calcext:target-range-address="'out-multiGWAS-scoresTable-best'.B28:'out-multiGWAS-scoresTable-best'.D28">
            <calcext:condition calcext:apply-style-name="gray" calcext:value="formula-is(MOD(ROW();2))" calcext:base-cell-address="'out-multiGWAS-scoresTable-best'.B28"/>
          </calcext:conditional-format>
          <calcext:conditional-format calcext:target-range-address="'out-multiGWAS-scoresTable-best'.E28:'out-multiGWAS-scoresTable-best'.K28">
            <calcext:condition calcext:apply-style-name="gray" calcext:value="formula-is(MOD(ROW();2))" calcext:base-cell-address="'out-multiGWAS-scoresTable-best'.E28"/>
          </calcext:conditional-format>
          <calcext:conditional-format calcext:target-range-address="'out-multiGWAS-scoresTable-best'.E28:'out-multiGWAS-scoresTable-best'.K28">
            <calcext:condition calcext:apply-style-name="gray" calcext:value="formula-is(MOD(ROW();2))" calcext:base-cell-address="'out-multiGWAS-scoresTable-best'.E28"/>
          </calcext:conditional-format>
          <calcext:conditional-format calcext:target-range-address="'out-multiGWAS-scoresTable-best'.E28:'out-multiGWAS-scoresTable-best'.K28">
            <calcext:condition calcext:apply-style-name="gray" calcext:value="formula-is(MOD(ROW();2))" calcext:base-cell-address="'out-multiGWAS-scoresTable-best'.E28"/>
          </calcext:conditional-format>
          <calcext:conditional-format calcext:target-range-address="'out-multiGWAS-scoresTable-best'.B27:'out-multiGWAS-scoresTable-best'.D27">
            <calcext:condition calcext:apply-style-name="gray" calcext:value="formula-is(MOD(ROW();2))" calcext:base-cell-address="'out-multiGWAS-scoresTable-best'.B27"/>
          </calcext:conditional-format>
          <calcext:conditional-format calcext:target-range-address="'out-multiGWAS-scoresTable-best'.E27:'out-multiGWAS-scoresTable-best'.K27">
            <calcext:condition calcext:apply-style-name="gray" calcext:value="formula-is(MOD(ROW();2))" calcext:base-cell-address="'out-multiGWAS-scoresTable-best'.E27"/>
          </calcext:conditional-format>
          <calcext:conditional-format calcext:target-range-address="'out-multiGWAS-scoresTable-best'.B29:'out-multiGWAS-scoresTable-best'.D29">
            <calcext:condition calcext:apply-style-name="gray" calcext:value="formula-is(MOD(ROW();2))" calcext:base-cell-address="'out-multiGWAS-scoresTable-best'.B29"/>
          </calcext:conditional-format>
          <calcext:conditional-format calcext:target-range-address="'out-multiGWAS-scoresTable-best'.E29:'out-multiGWAS-scoresTable-best'.K29">
            <calcext:condition calcext:apply-style-name="gray" calcext:value="formula-is(MOD(ROW();2))" calcext:base-cell-address="'out-multiGWAS-scoresTable-best'.E29"/>
          </calcext:conditional-format>
          <calcext:conditional-format calcext:target-range-address="'out-multiGWAS-scoresTable-best'.C7:'out-multiGWAS-scoresTable-best'.D8">
            <calcext:condition calcext:apply-style-name="gray" calcext:value="formula-is(MOD(ROW();2))" calcext:base-cell-address="'out-multiGWAS-scoresTable-best'.C7"/>
          </calcext:conditional-format>
          <calcext:conditional-format calcext:target-range-address="'out-multiGWAS-scoresTable-best'.C7:'out-multiGWAS-scoresTable-best'.D8">
            <calcext:condition calcext:apply-style-name="gray" calcext:value="formula-is(MOD(ROW();2))" calcext:base-cell-address="'out-multiGWAS-scoresTable-best'.C7"/>
          </calcext:conditional-format>
          <calcext:conditional-format calcext:target-range-address="'out-multiGWAS-scoresTable-best'.C7:'out-multiGWAS-scoresTable-best'.D8">
            <calcext:condition calcext:apply-style-name="gray" calcext:value="formula-is(MOD(ROW();2))" calcext:base-cell-address="'out-multiGWAS-scoresTable-best'.C7"/>
          </calcext:conditional-format>
          <calcext:conditional-format calcext:target-range-address="'out-multiGWAS-scoresTable-best'.E7:'out-multiGWAS-scoresTable-best'.K8">
            <calcext:condition calcext:apply-style-name="gray" calcext:value="formula-is(MOD(ROW();2))" calcext:base-cell-address="'out-multiGWAS-scoresTable-best'.E7"/>
          </calcext:conditional-format>
          <calcext:conditional-format calcext:target-range-address="'out-multiGWAS-scoresTable-best'.E7:'out-multiGWAS-scoresTable-best'.K8">
            <calcext:condition calcext:apply-style-name="gray" calcext:value="formula-is(MOD(ROW();2))" calcext:base-cell-address="'out-multiGWAS-scoresTable-best'.E7"/>
          </calcext:conditional-format>
          <calcext:conditional-format calcext:target-range-address="'out-multiGWAS-scoresTable-best'.E7:'out-multiGWAS-scoresTable-best'.K8">
            <calcext:condition calcext:apply-style-name="gray" calcext:value="formula-is(MOD(ROW();2))" calcext:base-cell-address="'out-multiGWAS-scoresTable-best'.E7"/>
          </calcext:conditional-format>
          <calcext:conditional-format calcext:target-range-address="'out-multiGWAS-scoresTable-best'.C9:'out-multiGWAS-scoresTable-best'.D9">
            <calcext:condition calcext:apply-style-name="gray" calcext:value="formula-is(MOD(ROW();2))" calcext:base-cell-address="'out-multiGWAS-scoresTable-best'.C9"/>
          </calcext:conditional-format>
          <calcext:conditional-format calcext:target-range-address="'out-multiGWAS-scoresTable-best'.C9:'out-multiGWAS-scoresTable-best'.D9">
            <calcext:condition calcext:apply-style-name="gray" calcext:value="formula-is(MOD(ROW();2))" calcext:base-cell-address="'out-multiGWAS-scoresTable-best'.C9"/>
          </calcext:conditional-format>
          <calcext:conditional-format calcext:target-range-address="'out-multiGWAS-scoresTable-best'.C9:'out-multiGWAS-scoresTable-best'.D9">
            <calcext:condition calcext:apply-style-name="gray" calcext:value="formula-is(MOD(ROW();2))" calcext:base-cell-address="'out-multiGWAS-scoresTable-best'.C9"/>
          </calcext:conditional-format>
          <calcext:conditional-format calcext:target-range-address="'out-multiGWAS-scoresTable-best'.E9:'out-multiGWAS-scoresTable-best'.K9">
            <calcext:condition calcext:apply-style-name="gray" calcext:value="formula-is(MOD(ROW();2))" calcext:base-cell-address="'out-multiGWAS-scoresTable-best'.E9"/>
          </calcext:conditional-format>
          <calcext:conditional-format calcext:target-range-address="'out-multiGWAS-scoresTable-best'.E9:'out-multiGWAS-scoresTable-best'.K9">
            <calcext:condition calcext:apply-style-name="gray" calcext:value="formula-is(MOD(ROW();2))" calcext:base-cell-address="'out-multiGWAS-scoresTable-best'.E9"/>
          </calcext:conditional-format>
          <calcext:conditional-format calcext:target-range-address="'out-multiGWAS-scoresTable-best'.E9:'out-multiGWAS-scoresTable-best'.K9">
            <calcext:condition calcext:apply-style-name="gray" calcext:value="formula-is(MOD(ROW();2))" calcext:base-cell-address="'out-multiGWAS-scoresTable-best'.E9"/>
          </calcext:conditional-format>
          <calcext:conditional-format calcext:target-range-address="'out-multiGWAS-scoresTable-best'.C6:'out-multiGWAS-scoresTable-best'.D6">
            <calcext:condition calcext:apply-style-name="gray" calcext:value="formula-is(MOD(ROW();2))" calcext:base-cell-address="'out-multiGWAS-scoresTable-best'.C6"/>
          </calcext:conditional-format>
          <calcext:conditional-format calcext:target-range-address="'out-multiGWAS-scoresTable-best'.C6:'out-multiGWAS-scoresTable-best'.D6">
            <calcext:condition calcext:apply-style-name="gray" calcext:value="formula-is(MOD(ROW();2))" calcext:base-cell-address="'out-multiGWAS-scoresTable-best'.C6"/>
          </calcext:conditional-format>
          <calcext:conditional-format calcext:target-range-address="'out-multiGWAS-scoresTable-best'.C6:'out-multiGWAS-scoresTable-best'.D6">
            <calcext:condition calcext:apply-style-name="gray" calcext:value="formula-is(MOD(ROW();2))" calcext:base-cell-address="'out-multiGWAS-scoresTable-best'.C6"/>
          </calcext:conditional-format>
          <calcext:conditional-format calcext:target-range-address="'out-multiGWAS-scoresTable-best'.E6:'out-multiGWAS-scoresTable-best'.K6">
            <calcext:condition calcext:apply-style-name="gray" calcext:value="formula-is(MOD(ROW();2))" calcext:base-cell-address="'out-multiGWAS-scoresTable-best'.E6"/>
          </calcext:conditional-format>
          <calcext:conditional-format calcext:target-range-address="'out-multiGWAS-scoresTable-best'.E6:'out-multiGWAS-scoresTable-best'.K6">
            <calcext:condition calcext:apply-style-name="gray" calcext:value="formula-is(MOD(ROW();2))" calcext:base-cell-address="'out-multiGWAS-scoresTable-best'.E6"/>
          </calcext:conditional-format>
          <calcext:conditional-format calcext:target-range-address="'out-multiGWAS-scoresTable-best'.E6:'out-multiGWAS-scoresTable-best'.K6">
            <calcext:condition calcext:apply-style-name="gray" calcext:value="formula-is(MOD(ROW();2))" calcext:base-cell-address="'out-multiGWAS-scoresTable-best'.E6"/>
          </calcext:conditional-format>
          <calcext:conditional-format calcext:target-range-address="'out-multiGWAS-scoresTable-best'.C5:'out-multiGWAS-scoresTable-best'.D5">
            <calcext:condition calcext:apply-style-name="gray" calcext:value="formula-is(MOD(ROW();2))" calcext:base-cell-address="'out-multiGWAS-scoresTable-best'.C5"/>
          </calcext:conditional-format>
          <calcext:conditional-format calcext:target-range-address="'out-multiGWAS-scoresTable-best'.C5:'out-multiGWAS-scoresTable-best'.D5">
            <calcext:condition calcext:apply-style-name="gray" calcext:value="formula-is(MOD(ROW();2))" calcext:base-cell-address="'out-multiGWAS-scoresTable-best'.C5"/>
          </calcext:conditional-format>
          <calcext:conditional-format calcext:target-range-address="'out-multiGWAS-scoresTable-best'.C5:'out-multiGWAS-scoresTable-best'.D5">
            <calcext:condition calcext:apply-style-name="gray" calcext:value="formula-is(MOD(ROW();2))" calcext:base-cell-address="'out-multiGWAS-scoresTable-best'.C5"/>
          </calcext:conditional-format>
          <calcext:conditional-format calcext:target-range-address="'out-multiGWAS-scoresTable-best'.E5:'out-multiGWAS-scoresTable-best'.K5">
            <calcext:condition calcext:apply-style-name="gray" calcext:value="formula-is(MOD(ROW();2))" calcext:base-cell-address="'out-multiGWAS-scoresTable-best'.E5"/>
          </calcext:conditional-format>
          <calcext:conditional-format calcext:target-range-address="'out-multiGWAS-scoresTable-best'.E5:'out-multiGWAS-scoresTable-best'.K5">
            <calcext:condition calcext:apply-style-name="gray" calcext:value="formula-is(MOD(ROW();2))" calcext:base-cell-address="'out-multiGWAS-scoresTable-best'.E5"/>
          </calcext:conditional-format>
          <calcext:conditional-format calcext:target-range-address="'out-multiGWAS-scoresTable-best'.E5:'out-multiGWAS-scoresTable-best'.K5">
            <calcext:condition calcext:apply-style-name="gray" calcext:value="formula-is(MOD(ROW();2))" calcext:base-cell-address="'out-multiGWAS-scoresTable-best'.E5"/>
          </calcext:conditional-format>
          <calcext:conditional-format calcext:target-range-address="'out-multiGWAS-scoresTable-best'.C3:'out-multiGWAS-scoresTable-best'.D3">
            <calcext:condition calcext:apply-style-name="gray" calcext:value="formula-is(MOD(ROW();2))" calcext:base-cell-address="'out-multiGWAS-scoresTable-best'.C3"/>
          </calcext:conditional-format>
          <calcext:conditional-format calcext:target-range-address="'out-multiGWAS-scoresTable-best'.E3:'out-multiGWAS-scoresTable-best'.K3">
            <calcext:condition calcext:apply-style-name="gray" calcext:value="formula-is(MOD(ROW();2))" calcext:base-cell-address="'out-multiGWAS-scoresTable-best'.E3"/>
          </calcext:conditional-format>
          <calcext:conditional-format calcext:target-range-address="'out-multiGWAS-scoresTable-best'.C10:'out-multiGWAS-scoresTable-best'.D10">
            <calcext:condition calcext:apply-style-name="gray" calcext:value="formula-is(MOD(ROW();2))" calcext:base-cell-address="'out-multiGWAS-scoresTable-best'.C10"/>
          </calcext:conditional-format>
          <calcext:conditional-format calcext:target-range-address="'out-multiGWAS-scoresTable-best'.C10:'out-multiGWAS-scoresTable-best'.D10">
            <calcext:condition calcext:apply-style-name="gray" calcext:value="formula-is(MOD(ROW();2))" calcext:base-cell-address="'out-multiGWAS-scoresTable-best'.C10"/>
          </calcext:conditional-format>
          <calcext:conditional-format calcext:target-range-address="'out-multiGWAS-scoresTable-best'.C10:'out-multiGWAS-scoresTable-best'.D10">
            <calcext:condition calcext:apply-style-name="gray" calcext:value="formula-is(MOD(ROW();2))" calcext:base-cell-address="'out-multiGWAS-scoresTable-best'.C10"/>
          </calcext:conditional-format>
          <calcext:conditional-format calcext:target-range-address="'out-multiGWAS-scoresTable-best'.E10:'out-multiGWAS-scoresTable-best'.K10">
            <calcext:condition calcext:apply-style-name="gray" calcext:value="formula-is(MOD(ROW();2))" calcext:base-cell-address="'out-multiGWAS-scoresTable-best'.E10"/>
          </calcext:conditional-format>
          <calcext:conditional-format calcext:target-range-address="'out-multiGWAS-scoresTable-best'.E10:'out-multiGWAS-scoresTable-best'.K10">
            <calcext:condition calcext:apply-style-name="gray" calcext:value="formula-is(MOD(ROW();2))" calcext:base-cell-address="'out-multiGWAS-scoresTable-best'.E10"/>
          </calcext:conditional-format>
          <calcext:conditional-format calcext:target-range-address="'out-multiGWAS-scoresTable-best'.E10:'out-multiGWAS-scoresTable-best'.K10">
            <calcext:condition calcext:apply-style-name="gray" calcext:value="formula-is(MOD(ROW();2))" calcext:base-cell-address="'out-multiGWAS-scoresTable-best'.E10"/>
          </calcext:conditional-format>
          <calcext:conditional-format calcext:target-range-address="'out-multiGWAS-scoresTable-best'.C4:'out-multiGWAS-scoresTable-best'.D4">
            <calcext:condition calcext:apply-style-name="gray" calcext:value="formula-is(MOD(ROW();2))" calcext:base-cell-address="'out-multiGWAS-scoresTable-best'.C4"/>
          </calcext:conditional-format>
          <calcext:conditional-format calcext:target-range-address="'out-multiGWAS-scoresTable-best'.C4:'out-multiGWAS-scoresTable-best'.D4">
            <calcext:condition calcext:apply-style-name="gray" calcext:value="formula-is(MOD(ROW();2))" calcext:base-cell-address="'out-multiGWAS-scoresTable-best'.C4"/>
          </calcext:conditional-format>
          <calcext:conditional-format calcext:target-range-address="'out-multiGWAS-scoresTable-best'.C4:'out-multiGWAS-scoresTable-best'.D4">
            <calcext:condition calcext:apply-style-name="gray" calcext:value="formula-is(MOD(ROW();2))" calcext:base-cell-address="'out-multiGWAS-scoresTable-best'.C4"/>
          </calcext:conditional-format>
          <calcext:conditional-format calcext:target-range-address="'out-multiGWAS-scoresTable-best'.E4:'out-multiGWAS-scoresTable-best'.K4">
            <calcext:condition calcext:apply-style-name="gray" calcext:value="formula-is(MOD(ROW();2))" calcext:base-cell-address="'out-multiGWAS-scoresTable-best'.E4"/>
          </calcext:conditional-format>
          <calcext:conditional-format calcext:target-range-address="'out-multiGWAS-scoresTable-best'.E4:'out-multiGWAS-scoresTable-best'.K4">
            <calcext:condition calcext:apply-style-name="gray" calcext:value="formula-is(MOD(ROW();2))" calcext:base-cell-address="'out-multiGWAS-scoresTable-best'.E4"/>
          </calcext:conditional-format>
          <calcext:conditional-format calcext:target-range-address="'out-multiGWAS-scoresTable-best'.E4:'out-multiGWAS-scoresTable-best'.K4">
            <calcext:condition calcext:apply-style-name="gray" calcext:value="formula-is(MOD(ROW();2))" calcext:base-cell-address="'out-multiGWAS-scoresTable-best'.E4"/>
          </calcext:conditional-format>
          <calcext:conditional-format calcext:target-range-address="'out-multiGWAS-scoresTable-best'.B7:'out-multiGWAS-scoresTable-best'.B8">
            <calcext:condition calcext:apply-style-name="gray" calcext:value="formula-is(MOD(ROW();2))" calcext:base-cell-address="'out-multiGWAS-scoresTable-best'.B7"/>
          </calcext:conditional-format>
          <calcext:conditional-format calcext:target-range-address="'out-multiGWAS-scoresTable-best'.B7:'out-multiGWAS-scoresTable-best'.B8">
            <calcext:condition calcext:apply-style-name="gray" calcext:value="formula-is(MOD(ROW();2))" calcext:base-cell-address="'out-multiGWAS-scoresTable-best'.B7"/>
          </calcext:conditional-format>
          <calcext:conditional-format calcext:target-range-address="'out-multiGWAS-scoresTable-best'.B7:'out-multiGWAS-scoresTable-best'.B8">
            <calcext:condition calcext:apply-style-name="gray" calcext:value="formula-is(MOD(ROW();2))" calcext:base-cell-address="'out-multiGWAS-scoresTable-best'.B7"/>
          </calcext:conditional-format>
          <calcext:conditional-format calcext:target-range-address="'out-multiGWAS-scoresTable-best'.B9:'out-multiGWAS-scoresTable-best'.B9">
            <calcext:condition calcext:apply-style-name="gray" calcext:value="formula-is(MOD(ROW();2))" calcext:base-cell-address="'out-multiGWAS-scoresTable-best'.B9"/>
          </calcext:conditional-format>
          <calcext:conditional-format calcext:target-range-address="'out-multiGWAS-scoresTable-best'.B9:'out-multiGWAS-scoresTable-best'.B9">
            <calcext:condition calcext:apply-style-name="gray" calcext:value="formula-is(MOD(ROW();2))" calcext:base-cell-address="'out-multiGWAS-scoresTable-best'.B9"/>
          </calcext:conditional-format>
          <calcext:conditional-format calcext:target-range-address="'out-multiGWAS-scoresTable-best'.B9:'out-multiGWAS-scoresTable-best'.B9">
            <calcext:condition calcext:apply-style-name="gray" calcext:value="formula-is(MOD(ROW();2))" calcext:base-cell-address="'out-multiGWAS-scoresTable-best'.B9"/>
          </calcext:conditional-format>
          <calcext:conditional-format calcext:target-range-address="'out-multiGWAS-scoresTable-best'.B6:'out-multiGWAS-scoresTable-best'.B6">
            <calcext:condition calcext:apply-style-name="gray" calcext:value="formula-is(MOD(ROW();2))" calcext:base-cell-address="'out-multiGWAS-scoresTable-best'.B6"/>
          </calcext:conditional-format>
          <calcext:conditional-format calcext:target-range-address="'out-multiGWAS-scoresTable-best'.B6:'out-multiGWAS-scoresTable-best'.B6">
            <calcext:condition calcext:apply-style-name="gray" calcext:value="formula-is(MOD(ROW();2))" calcext:base-cell-address="'out-multiGWAS-scoresTable-best'.B6"/>
          </calcext:conditional-format>
          <calcext:conditional-format calcext:target-range-address="'out-multiGWAS-scoresTable-best'.B6:'out-multiGWAS-scoresTable-best'.B6">
            <calcext:condition calcext:apply-style-name="gray" calcext:value="formula-is(MOD(ROW();2))" calcext:base-cell-address="'out-multiGWAS-scoresTable-best'.B6"/>
          </calcext:conditional-format>
          <calcext:conditional-format calcext:target-range-address="'out-multiGWAS-scoresTable-best'.B5:'out-multiGWAS-scoresTable-best'.B5">
            <calcext:condition calcext:apply-style-name="gray" calcext:value="formula-is(MOD(ROW();2))" calcext:base-cell-address="'out-multiGWAS-scoresTable-best'.B5"/>
          </calcext:conditional-format>
          <calcext:conditional-format calcext:target-range-address="'out-multiGWAS-scoresTable-best'.B5:'out-multiGWAS-scoresTable-best'.B5">
            <calcext:condition calcext:apply-style-name="gray" calcext:value="formula-is(MOD(ROW();2))" calcext:base-cell-address="'out-multiGWAS-scoresTable-best'.B5"/>
          </calcext:conditional-format>
          <calcext:conditional-format calcext:target-range-address="'out-multiGWAS-scoresTable-best'.B5:'out-multiGWAS-scoresTable-best'.B5">
            <calcext:condition calcext:apply-style-name="gray" calcext:value="formula-is(MOD(ROW();2))" calcext:base-cell-address="'out-multiGWAS-scoresTable-best'.B5"/>
          </calcext:conditional-format>
          <calcext:conditional-format calcext:target-range-address="'out-multiGWAS-scoresTable-best'.B3:'out-multiGWAS-scoresTable-best'.B3">
            <calcext:condition calcext:apply-style-name="gray" calcext:value="formula-is(MOD(ROW();2))" calcext:base-cell-address="'out-multiGWAS-scoresTable-best'.B3"/>
          </calcext:conditional-format>
          <calcext:conditional-format calcext:target-range-address="'out-multiGWAS-scoresTable-best'.B10:'out-multiGWAS-scoresTable-best'.B10">
            <calcext:condition calcext:apply-style-name="gray" calcext:value="formula-is(MOD(ROW();2))" calcext:base-cell-address="'out-multiGWAS-scoresTable-best'.B10"/>
          </calcext:conditional-format>
          <calcext:conditional-format calcext:target-range-address="'out-multiGWAS-scoresTable-best'.B10:'out-multiGWAS-scoresTable-best'.B10">
            <calcext:condition calcext:apply-style-name="gray" calcext:value="formula-is(MOD(ROW();2))" calcext:base-cell-address="'out-multiGWAS-scoresTable-best'.B10"/>
          </calcext:conditional-format>
          <calcext:conditional-format calcext:target-range-address="'out-multiGWAS-scoresTable-best'.B10:'out-multiGWAS-scoresTable-best'.B10">
            <calcext:condition calcext:apply-style-name="gray" calcext:value="formula-is(MOD(ROW();2))" calcext:base-cell-address="'out-multiGWAS-scoresTable-best'.B10"/>
          </calcext:conditional-format>
          <calcext:conditional-format calcext:target-range-address="'out-multiGWAS-scoresTable-best'.B4:'out-multiGWAS-scoresTable-best'.B4">
            <calcext:condition calcext:apply-style-name="gray" calcext:value="formula-is(MOD(ROW();2))" calcext:base-cell-address="'out-multiGWAS-scoresTable-best'.B4"/>
          </calcext:conditional-format>
          <calcext:conditional-format calcext:target-range-address="'out-multiGWAS-scoresTable-best'.B4:'out-multiGWAS-scoresTable-best'.B4">
            <calcext:condition calcext:apply-style-name="gray" calcext:value="formula-is(MOD(ROW();2))" calcext:base-cell-address="'out-multiGWAS-scoresTable-best'.B4"/>
          </calcext:conditional-format>
          <calcext:conditional-format calcext:target-range-address="'out-multiGWAS-scoresTable-best'.B4:'out-multiGWAS-scoresTable-best'.B4">
            <calcext:condition calcext:apply-style-name="gray" calcext:value="formula-is(MOD(ROW();2))" calcext:base-cell-address="'out-multiGWAS-scoresTable-best'.B4"/>
          </calcext:conditional-format>
          <calcext:conditional-format calcext:target-range-address="'out-multiGWAS-scoresTable-best'.C11:'out-multiGWAS-scoresTable-best'.D11">
            <calcext:condition calcext:apply-style-name="gray" calcext:value="formula-is(MOD(ROW();2))" calcext:base-cell-address="'out-multiGWAS-scoresTable-best'.C11"/>
          </calcext:conditional-format>
          <calcext:conditional-format calcext:target-range-address="'out-multiGWAS-scoresTable-best'.E11:'out-multiGWAS-scoresTable-best'.K11">
            <calcext:condition calcext:apply-style-name="gray" calcext:value="formula-is(MOD(ROW();2))" calcext:base-cell-address="'out-multiGWAS-scoresTable-best'.E11"/>
          </calcext:conditional-format>
          <calcext:conditional-format calcext:target-range-address="'out-multiGWAS-scoresTable-best'.B11:'out-multiGWAS-scoresTable-best'.B11">
            <calcext:condition calcext:apply-style-name="gray" calcext:value="formula-is(MOD(ROW();2))" calcext:base-cell-address="'out-multiGWAS-scoresTable-best'.B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ay" style:family="table-cell" style:parent-style-name="Default">
      <style:table-cell-properties style:text-align-source="fix" style:repeat-content="false"/>
      <style:paragraph-properties fo:text-align="center" fo:margin-left="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0:20:15.627877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4T10:21:55.877913109</dc:date>
    <meta:editing-duration>PT20M44S</meta:editing-duration>
    <meta:editing-cycles>7</meta:editing-cycles>
    <meta:generator>LibreOffice/6.0.7.3$Linux_X86_64 LibreOffice_project/00m0$Build-3</meta:generator>
    <meta:document-statistic meta:table-count="1" meta:cell-count="370" meta:object-count="0"/>
  </office:meta>
</office:document-meta>
</file>